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6347222222222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ptimisation_3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number-columns-spanned="2" table:number-rows-spanned="1" table:style-name="ce13">
            <text:p>Z_input</text:p>
          </table:table-cell>
          <table:covered-table-cell/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Z_last</text:p>
          </table:table-cell>
          <table:table-cell office:value-type="string" table:style-name="ce2">
            <text:p>real<text:s/></text:p>
          </table:table-cell>
          <table:table-cell office:value-type="string" table:style-name="ce3">
            <text:p>imag<text:s/></text:p>
          </table:table-cell>
          <table:table-cell office:value-type="string" table:style-name="ce4">
            <text:p>Frequency</text:p>
          </table:table-cell>
          <table:table-cell office:value-type="string" table:style-name="ce3">
            <text:p>abs</text:p>
          </table:table-cell>
          <table:table-cell office:value-type="string" table:style-name="ce4">
            <text:p>S_11</text:p>
          </table:table-cell>
          <table:table-cell office:value-type="string" table:style-name="ce3">
            <text:p>S_11dB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1.23582364426035" table:style-name="ce5">
            <text:p>21,23582364</text:p>
          </table:table-cell>
          <table:table-cell office:value-type="float" office:value="-11.558614026504371" table:style-name="ce8">
            <text:p>-11,55861403</text:p>
          </table:table-cell>
          <table:table-cell office:value-type="float" office:value="251000000000" table:style-name="ce7">
            <text:p>2,51E+11</text:p>
          </table:table-cell>
          <table:table-cell office:value-type="float" office:value="1.1943922629482069E-3" table:style-name="ce7">
            <text:p>0,001194392</text:p>
          </table:table-cell>
          <table:table-cell office:value-type="float" office:value="0.348113835305907" table:style-name="ce7">
            <text:p>0,348113835</text:p>
          </table:table-cell>
          <table:table-cell office:value-type="float" office:value="-9.165574318709087" table:formula="of:=20*LOG10([.G4])" table:style-name="ce8">
            <text:p>-9,16557431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1.762441056565081" table:style-name="ce5">
            <text:p>21,76244106</text:p>
          </table:table-cell>
          <table:table-cell office:value-type="float" office:value="-12.55235028350056" table:style-name="ce8">
            <text:p>-12,55235028</text:p>
          </table:table-cell>
          <table:table-cell office:value-type="float" office:value="251330000000" table:style-name="ce7">
            <text:p>2,5133E+11</text:p>
          </table:table-cell>
          <table:table-cell office:value-type="float" office:value="1.192824008275972E-3" table:style-name="ce7">
            <text:p>0,001192824</text:p>
          </table:table-cell>
          <table:table-cell office:value-type="float" office:value="0.33115017308897399" table:style-name="ce7">
            <text:p>0,331150173</text:p>
          </table:table-cell>
          <table:table-cell office:value-type="float" office:value="-9.5995002723106584" table:formula="of:=20*LOG10([.G5])" table:style-name="ce8">
            <text:p>-9,59950027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2.345605654690392" table:style-name="ce5">
            <text:p>22,34560565</text:p>
          </table:table-cell>
          <table:table-cell office:value-type="float" office:value="-13.54426168719715" table:style-name="ce8">
            <text:p>-13,54426169</text:p>
          </table:table-cell>
          <table:table-cell office:value-type="float" office:value="251660000000" table:style-name="ce7">
            <text:p>2,5166E+11</text:p>
          </table:table-cell>
          <table:table-cell office:value-type="float" office:value="1.1912598664865299E-3" table:style-name="ce7">
            <text:p>0,00119126</text:p>
          </table:table-cell>
          <table:table-cell office:value-type="float" office:value="0.31354387353087848" table:style-name="ce7">
            <text:p>0,313543874</text:p>
          </table:table-cell>
          <table:table-cell office:value-type="float" office:value="-10.07403361346244" table:formula="of:=20*LOG10([.G6])" table:style-name="ce8">
            <text:p>-10,0740336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2.98878614659165" table:style-name="ce5">
            <text:p>22,98878615</text:p>
          </table:table-cell>
          <table:table-cell office:value-type="float" office:value="-14.532989288153511" table:style-name="ce8">
            <text:p>-14,53298929</text:p>
          </table:table-cell>
          <table:table-cell office:value-type="float" office:value="251990000000" table:style-name="ce7">
            <text:p>2,5199E+11</text:p>
          </table:table-cell>
          <table:table-cell office:value-type="float" office:value="1.1896998214214851E-3" table:style-name="ce7">
            <text:p>0,0011897</text:p>
          </table:table-cell>
          <table:table-cell office:value-type="float" office:value="0.29538241973139229" table:style-name="ce7">
            <text:p>0,29538242</text:p>
          </table:table-cell>
          <table:table-cell office:value-type="float" office:value="-10.592307122989759" table:formula="of:=20*LOG10([.G7])" table:style-name="ce8">
            <text:p>-10,5923071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3.695799569539929" table:style-name="ce5">
            <text:p>23,69579957</text:p>
          </table:table-cell>
          <table:table-cell office:value-type="float" office:value="-15.51673490817117" table:style-name="ce8">
            <text:p>-15,51673491</text:p>
          </table:table-cell>
          <table:table-cell office:value-type="float" office:value="252320000000" table:style-name="ce7">
            <text:p>2,5232E+11</text:p>
          </table:table-cell>
          <table:table-cell office:value-type="float" office:value="1.1881438570069749E-3" table:style-name="ce7">
            <text:p>0,001188144</text:p>
          </table:table-cell>
          <table:table-cell office:value-type="float" office:value="0.27674470153136072" table:style-name="ce7">
            <text:p>0,276744702</text:p>
          </table:table-cell>
          <table:table-cell office:value-type="float" office:value="-11.158413704755015" table:formula="of:=20*LOG10([.G8])" table:style-name="ce8">
            <text:p>-11,1584137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4.47081337713006" table:style-name="ce5">
            <text:p>24,47081338</text:p>
          </table:table-cell>
          <table:table-cell office:value-type="float" office:value="-16.493178971836219" table:style-name="ce8">
            <text:p>-16,49317897</text:p>
          </table:table-cell>
          <table:table-cell office:value-type="float" office:value="252650000000" table:style-name="ce7">
            <text:p>2,5265E+11</text:p>
          </table:table-cell>
          <table:table-cell office:value-type="float" office:value="1.1865919572531169E-3" table:style-name="ce7">
            <text:p>0,001186592</text:p>
          </table:table-cell>
          <table:table-cell office:value-type="float" office:value="0.2577019433946659" table:style-name="ce7">
            <text:p>0,257701943</text:p>
          </table:table-cell>
          <table:table-cell office:value-type="float" office:value="-11.777646126273552" table:formula="of:=20*LOG10([.G9])" table:style-name="ce8">
            <text:p>-11,77764613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5.3183401454394" table:style-name="ce5">
            <text:p>25,31834015</text:p>
          </table:table-cell>
          <table:table-cell office:value-type="float" office:value="-17.45938444367231" table:style-name="ce8">
            <text:p>-17,45938444</text:p>
          </table:table-cell>
          <table:table-cell office:value-type="float" office:value="252980000000" table:style-name="ce7">
            <text:p>2,5298E+11</text:p>
          </table:table-cell>
          <table:table-cell office:value-type="float" office:value="1.1850441062534591E-3" table:style-name="ce7">
            <text:p>0,001185044</text:p>
          </table:table-cell>
          <table:table-cell office:value-type="float" office:value="0.23831879502657011" table:style-name="ce7">
            <text:p>0,238318795</text:p>
          </table:table-cell>
          <table:table-cell office:value-type="float" office:value="-12.456834112831924" table:formula="of:=20*LOG10([.G10])" table:style-name="ce8">
            <text:p>-12,4568341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6.243221568296569" table:style-name="ce5">
            <text:p>26,24322157</text:p>
          </table:table-cell>
          <table:table-cell office:value-type="float" office:value="-18.411685172216341" table:style-name="ce8">
            <text:p>-18,41168517</text:p>
          </table:table-cell>
          <table:table-cell office:value-type="float" office:value="253310000000" table:style-name="ce7">
            <text:p>2,5331E+11</text:p>
          </table:table-cell>
          <table:table-cell office:value-type="float" office:value="1.183500288184438E-3" table:style-name="ce7">
            <text:p>0,0011835</text:p>
          </table:table-cell>
          <table:table-cell office:value-type="float" office:value="0.21865451624117199" table:style-name="ce7">
            <text:p>0,218654516</text:p>
          </table:table-cell>
          <table:table-cell office:value-type="float" office:value="-13.20483096017494" table:formula="of:=20*LOG10([.G11])" table:style-name="ce8">
            <text:p>-13,2048309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7.250597419827439" table:style-name="ce5">
            <text:p>27,25059742</text:p>
          </table:table-cell>
          <table:table-cell office:value-type="float" office:value="-19.345557084548119" table:style-name="ce8">
            <text:p>-19,34555708</text:p>
          </table:table-cell>
          <table:table-cell office:value-type="float" office:value="253640000000" table:style-name="ce7">
            <text:p>2,5364E+11</text:p>
          </table:table-cell>
          <table:table-cell office:value-type="float" office:value="1.181960487304842E-3" table:style-name="ce7">
            <text:p>0,00118196</text:p>
          </table:table-cell>
          <table:table-cell office:value-type="float" office:value="0.19876421010160711" table:style-name="ce7">
            <text:p>0,19876421</text:p>
          </table:table-cell>
          <table:table-cell office:value-type="float" office:value="-14.03323625739387" table:formula="of:=20*LOG10([.G12])" table:style-name="ce8">
            <text:p>-14,0332362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8.345853942686329" table:style-name="ce5">
            <text:p>28,34585394</text:p>
          </table:table-cell>
          <table:table-cell office:value-type="float" office:value="-20.255471036870119" table:style-name="ce8">
            <text:p>-20,25547104</text:p>
          </table:table-cell>
          <table:table-cell office:value-type="float" office:value="253970000000" table:style-name="ce7">
            <text:p>2,5397E+11</text:p>
          </table:table-cell>
          <table:table-cell office:value-type="float" office:value="1.18042468795527E-3" table:style-name="ce7">
            <text:p>0,001180425</text:p>
          </table:table-cell>
          <table:table-cell office:value-type="float" office:value="0.1787000758931101" table:style-name="ce7">
            <text:p>0,178700076</text:p>
          </table:table-cell>
          <table:table-cell office:value-type="float" office:value="-14.957505261028476" table:formula="of:=20*LOG10([.G13])" table:style-name="ce8">
            <text:p>-14,9575052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9.534544655817861" table:style-name="ce5">
            <text:p>29,53454466</text:p>
          </table:table-cell>
          <table:table-cell office:value-type="float" office:value="-21.134726821488631" table:style-name="ce8">
            <text:p>-21,13472682</text:p>
          </table:table-cell>
          <table:table-cell office:value-type="float" office:value="254300000000" table:style-name="ce7">
            <text:p>2,543E+11</text:p>
          </table:table-cell>
          <table:table-cell office:value-type="float" office:value="1.178892874557609E-3" table:style-name="ce7">
            <text:p>0,001178893</text:p>
          </table:table-cell>
          <table:table-cell office:value-type="float" office:value="0.15851266623396029" table:style-name="ce7">
            <text:p>0,158512666</text:p>
          </table:table-cell>
          <table:table-cell office:value-type="float" office:value="-15.998720579873362" table:formula="of:=20*LOG10([.G14])" table:style-name="ce8">
            <text:p>-15,9987205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30.82227487276667" table:style-name="ce5">
            <text:p>30,82227487</text:p>
          </table:table-cell>
          <table:table-cell office:value-type="float" office:value="-21.975269011032761" table:style-name="ce8">
            <text:p>-21,97526901</text:p>
          </table:table-cell>
          <table:table-cell office:value-type="float" office:value="254630000000" table:style-name="ce7">
            <text:p>2,5463E+11</text:p>
          </table:table-cell>
          <table:table-cell office:value-type="float" office:value="1.1773650316145E-3" table:style-name="ce7">
            <text:p>0,001177365</text:p>
          </table:table-cell>
          <table:table-cell office:value-type="float" office:value="0.13825214107194139" table:style-name="ce7">
            <text:p>0,138252141</text:p>
          </table:table-cell>
          <table:table-cell office:value-type="float" office:value="-17.186562683499027" table:formula="of:=20*LOG10([.G15])" table:style-name="ce8">
            <text:p>-17,1865626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32.214539330281383" table:style-name="ce5">
            <text:p>32,21453933</text:p>
          </table:table-cell>
          <table:table-cell office:value-type="float" office:value="-22.767487187313051" table:style-name="ce8">
            <text:p>-22,76748719</text:p>
          </table:table-cell>
          <table:table-cell office:value-type="float" office:value="254960000000" table:style-name="ce7">
            <text:p>2,5496E+11</text:p>
          </table:table-cell>
          <table:table-cell office:value-type="float" office:value="1.1758411437088169E-3" table:style-name="ce7">
            <text:p>0,001175841</text:p>
          </table:table-cell>
          <table:table-cell office:value-type="float" office:value="0.1179695159801802" table:style-name="ce7">
            <text:p>0,117969516</text:p>
          </table:table-cell>
          <table:table-cell office:value-type="float" office:value="-18.564604049126633" table:formula="of:=20*LOG10([.G16])" table:style-name="ce8">
            <text:p>-18,56460405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33.716500370542363" table:style-name="ce5">
            <text:p>33,71650037</text:p>
          </table:table-cell>
          <table:table-cell office:value-type="float" office:value="-23.50000590582038" table:style-name="ce8">
            <text:p>-23,50000591</text:p>
          </table:table-cell>
          <table:table-cell office:value-type="float" office:value="255290000000" table:style-name="ce7">
            <text:p>2,5529E+11</text:p>
          </table:table-cell>
          <table:table-cell office:value-type="float" office:value="1.174321195503153E-3" table:style-name="ce7">
            <text:p>0,001174321</text:p>
          </table:table-cell>
          <table:table-cell office:value-type="float" office:value="9.7717903469435957E-2" table:style-name="ce7">
            <text:p>0,097717903</text:p>
          </table:table-cell>
          <table:table-cell office:value-type="float" office:value="-20.200517187108019" table:formula="of:=20*LOG10([.G17])" table:style-name="ce8">
            <text:p>-20,2005171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35.332692338275123" table:style-name="ce5">
            <text:p>35,33269234</text:p>
          </table:table-cell>
          <table:table-cell office:value-type="float" office:value="-24.15947378261637" table:style-name="ce8">
            <text:p>-24,15947378</text:p>
          </table:table-cell>
          <table:table-cell office:value-type="float" office:value="255620000000" table:style-name="ce7">
            <text:p>2,5562E+11</text:p>
          </table:table-cell>
          <table:table-cell office:value-type="float" office:value="1.172805171739301E-3" table:style-name="ce7">
            <text:p>0,001172805</text:p>
          </table:table-cell>
          <table:table-cell office:value-type="float" office:value="7.7553744213427048E-2" table:style-name="ce7">
            <text:p>0,077553744</text:p>
          </table:table-cell>
          <table:table-cell office:value-type="float" office:value="-22.207944601243032" table:formula="of:=20*LOG10([.G18])" table:style-name="ce8">
            <text:p>-22,207944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37.066636658920878" table:style-name="ce5">
            <text:p>37,06663666</text:p>
          </table:table-cell>
          <table:table-cell office:value-type="float" office:value="-24.73036667248358" table:style-name="ce8">
            <text:p>-24,73036667</text:p>
          </table:table-cell>
          <table:table-cell office:value-type="float" office:value="255950000000" table:style-name="ce7">
            <text:p>2,5595E+11</text:p>
          </table:table-cell>
          <table:table-cell office:value-type="float" office:value="1.171293057237742E-3" table:style-name="ce7">
            <text:p>0,001171293</text:p>
          </table:table-cell>
          <table:table-cell office:value-type="float" office:value="5.7538020197362642E-2" table:style-name="ce7">
            <text:p>0,05753802</text:p>
          </table:table-cell>
          <table:table-cell office:value-type="float" office:value="-24.800901713061595" table:formula="of:=20*LOG10([.G19])" table:style-name="ce8">
            <text:p>-24,8009017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38.920352110278372" table:style-name="ce5">
            <text:p>38,92035211</text:p>
          </table:table-cell>
          <table:table-cell office:value-type="float" office:value="-25.194827311223971" table:style-name="ce8">
            <text:p>-25,19482731</text:p>
          </table:table-cell>
          <table:table-cell office:value-type="float" office:value="256280000000" table:style-name="ce7">
            <text:p>2,5628E+11</text:p>
          </table:table-cell>
          <table:table-cell office:value-type="float" office:value="1.1697848368971439E-3" table:style-name="ce7">
            <text:p>0,001169785</text:p>
          </table:table-cell>
          <table:table-cell office:value-type="float" office:value="3.7737433761267307E-2" table:style-name="ce7">
            <text:p>0,037737434</text:p>
          </table:table-cell>
          <table:table-cell office:value-type="float" office:value="-28.464552725294819" table:formula="of:=20*LOG10([.G20])" table:style-name="ce8">
            <text:p>-28,46455273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40.893747053894742" table:style-name="ce5">
            <text:p>40,89374705</text:p>
          </table:table-cell>
          <table:table-cell office:value-type="float" office:value="-25.532573148514992" table:style-name="ce8">
            <text:p>-25,53257315</text:p>
          </table:table-cell>
          <table:table-cell office:value-type="float" office:value="256610000000" table:style-name="ce7">
            <text:p>2,5661E+11</text:p>
          </table:table-cell>
          <table:table-cell office:value-type="float" office:value="1.1682804956938549E-3" table:style-name="ce7">
            <text:p>0,00116828</text:p>
          </table:table-cell>
          <table:table-cell office:value-type="float" office:value="1.822552516833648E-2" table:style-name="ce7">
            <text:p>0,018225525</text:p>
          </table:table-cell>
          <table:table-cell office:value-type="float" office:value="-34.786398972765411" table:formula="of:=20*LOG10([.G21])" table:style-name="ce8">
            <text:p>-34,78639897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42.98388617925422" table:style-name="ce5">
            <text:p>42,98388618</text:p>
          </table:table-cell>
          <table:table-cell office:value-type="float" office:value="-25.720915197808839" table:style-name="ce8">
            <text:p>-25,7209152</text:p>
          </table:table-cell>
          <table:table-cell office:value-type="float" office:value="256940000000" table:style-name="ce7">
            <text:p>2,5694E+11</text:p>
          </table:table-cell>
          <table:table-cell office:value-type="float" office:value="1.1667800186814039E-3" table:style-name="ce7">
            <text:p>0,00116678</text:p>
          </table:table-cell>
          <table:table-cell office:value-type="float" office:value="9.1631339699606935E-4" table:style-name="ce7">
            <text:p>0,000916313</text:p>
          </table:table-cell>
          <table:table-cell office:value-type="float" office:value="-60.759119275380229" table:formula="of:=20*LOG10([.G22])" table:style-name="ce8">
            <text:p>-60,7591192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45.184135294655697" table:style-name="ce5">
            <text:p>45,18413529</text:p>
          </table:table-cell>
          <table:table-cell office:value-type="float" office:value="-25.734942769507921" table:style-name="ce8">
            <text:p>-25,73494277</text:p>
          </table:table-cell>
          <table:table-cell office:value-type="float" office:value="257270000000" table:style-name="ce7">
            <text:p>2,5727E+11</text:p>
          </table:table-cell>
          <table:table-cell office:value-type="float" office:value="1.165283390990011E-3" table:style-name="ce7">
            <text:p>0,001165283</text:p>
          </table:table-cell>
          <table:table-cell office:value-type="float" office:value="1.9597987419055649E-2" table:style-name="ce7">
            <text:p>0,019597987</text:p>
          </table:table-cell>
          <table:table-cell office:value-type="float" office:value="-34.155770509275214" table:formula="of:=20*LOG10([.G23])" table:style-name="ce8">
            <text:p>-34,1557705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47.483205699637907" table:style-name="ce5">
            <text:p>47,4832057</text:p>
          </table:table-cell>
          <table:table-cell office:value-type="float" office:value="-25.54794016087947" table:style-name="ce8">
            <text:p>-25,54794016</text:p>
          </table:table-cell>
          <table:table-cell office:value-type="float" office:value="257600000000" table:style-name="ce7">
            <text:p>2,576E+11</text:p>
          </table:table-cell>
          <table:table-cell office:value-type="float" office:value="1.1637905978260871E-3" table:style-name="ce7">
            <text:p>0,001163791</text:p>
          </table:table-cell>
          <table:table-cell office:value-type="float" office:value="3.7720093628964182E-2" table:style-name="ce7">
            <text:p>0,037720094</text:p>
          </table:table-cell>
          <table:table-cell office:value-type="float" office:value="-28.468544758518139" table:formula="of:=20*LOG10([.G24])" table:style-name="ce8">
            <text:p>-28,4685447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49.864146259743073" table:style-name="ce5">
            <text:p>49,86414626</text:p>
          </table:table-cell>
          <table:table-cell office:value-type="float" office:value="-25.132108616312571" table:style-name="ce8">
            <text:p>-25,13210862</text:p>
          </table:table-cell>
          <table:table-cell office:value-type="float" office:value="257930000000" table:style-name="ce7">
            <text:p>2,5793E+11</text:p>
          </table:table-cell>
          <table:table-cell office:value-type="float" office:value="1.1623016244717559E-3" table:style-name="ce7">
            <text:p>0,001162302</text:p>
          </table:table-cell>
          <table:table-cell office:value-type="float" office:value="5.5173659167246571E-2" table:style-name="ce7">
            <text:p>0,055173659</text:p>
          </table:table-cell>
          <table:table-cell office:value-type="float" office:value="-25.165364245643012" table:formula="of:=20*LOG10([.G25])" table:style-name="ce8">
            <text:p>-25,16536425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52.303366982998597" table:style-name="ce5">
            <text:p>52,30336698</text:p>
          </table:table-cell>
          <table:table-cell office:value-type="float" office:value="-24.459665357820761" table:style-name="ce8">
            <text:p>-24,45966536</text:p>
          </table:table-cell>
          <table:table-cell office:value-type="float" office:value="258260000000" table:style-name="ce7">
            <text:p>2,5826E+11</text:p>
          </table:table-cell>
          <table:table-cell office:value-type="float" office:value="1.160816456284365E-3" table:style-name="ce7">
            <text:p>0,001160816</text:p>
          </table:table-cell>
          <table:table-cell office:value-type="float" office:value="7.1840346992168416E-2" table:style-name="ce7">
            <text:p>0,071840347</text:p>
          </table:table-cell>
          <table:table-cell office:value-type="float" office:value="-22.872631573468695" table:formula="of:=20*LOG10([.G26])" table:style-name="ce8">
            <text:p>-22,87263157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54.769820893543013" table:style-name="ce5">
            <text:p>54,76982089</text:p>
          </table:table-cell>
          <table:table-cell office:value-type="float" office:value="-23.504374872010629" table:style-name="ce8">
            <text:p>-23,50437487</text:p>
          </table:table-cell>
          <table:table-cell office:value-type="float" office:value="258590000000" table:style-name="ce7">
            <text:p>2,5859E+11</text:p>
          </table:table-cell>
          <table:table-cell office:value-type="float" office:value="1.1593350786960051E-3" table:style-name="ce7">
            <text:p>0,001159335</text:p>
          </table:table-cell>
          <table:table-cell office:value-type="float" office:value="8.7593260551337676E-2" table:style-name="ce7">
            <text:p>0,087593261</text:p>
          </table:table-cell>
          <table:table-cell office:value-type="float" office:value="-21.150586145579176" table:formula="of:=20*LOG10([.G27])" table:style-name="ce8">
            <text:p>-21,15058615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57.224515718523257" table:style-name="ce5">
            <text:p>57,22451572</text:p>
          </table:table-cell>
          <table:table-cell office:value-type="float" office:value="-22.243528909561942" table:style-name="ce8">
            <text:p>-22,24352891</text:p>
          </table:table-cell>
          <table:table-cell office:value-type="float" office:value="258920000000" table:style-name="ce7">
            <text:p>2,5892E+11</text:p>
          </table:table-cell>
          <table:table-cell office:value-type="float" office:value="1.157857477213039E-3" table:style-name="ce7">
            <text:p>0,001157857</text:p>
          </table:table-cell>
          <table:table-cell office:value-type="float" office:value="0.1022984801175061" table:style-name="ce7">
            <text:p>0,10229848</text:p>
          </table:table-cell>
          <table:table-cell office:value-type="float" office:value="-19.802616373945206" table:formula="of:=20*LOG10([.G28])" table:style-name="ce8">
            <text:p>-19,80261637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59.620562564331721" table:style-name="ce5">
            <text:p>59,62056256</text:p>
          </table:table-cell>
          <table:table-cell office:value-type="float" office:value="-20.660325259322871" table:style-name="ce8">
            <text:p>-20,66032526</text:p>
          </table:table-cell>
          <table:table-cell office:value-type="float" office:value="259250000000" table:style-name="ce7">
            <text:p>2,5925E+11</text:p>
          </table:table-cell>
          <table:table-cell office:value-type="float" office:value="1.156383637415622E-3" table:style-name="ce7">
            <text:p>0,001156384</text:p>
          </table:table-cell>
          <table:table-cell office:value-type="float" office:value="0.1158174421345317" table:style-name="ce7">
            <text:p>0,115817442</text:p>
          </table:table-cell>
          <table:table-cell office:value-type="float" office:value="-18.724520616601538" table:formula="of:=20*LOG10([.G29])" table:style-name="ce8">
            <text:p>-18,7245206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61.903979127155218" table:style-name="ce5">
            <text:p>61,90397913</text:p>
          </table:table-cell>
          <table:table-cell office:value-type="float" office:value="-18.74650082647133" table:style-name="ce8">
            <text:p>-18,74650083</text:p>
          </table:table-cell>
          <table:table-cell office:value-type="float" office:value="259580000000" table:style-name="ce7">
            <text:p>2,5958E+11</text:p>
          </table:table-cell>
          <table:table-cell office:value-type="float" office:value="1.1549135449572391E-3" table:style-name="ce7">
            <text:p>0,001154914</text:p>
          </table:table-cell>
          <table:table-cell office:value-type="float" office:value="0.12801022413127239" table:style-name="ce7">
            <text:p>0,128010224</text:p>
          </table:table-cell>
          <table:table-cell office:value-type="float" office:value="-17.855106840407135" table:formula="of:=20*LOG10([.G30])" table:style-name="ce8">
            <text:p>-17,85510684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64.015430625145456" table:style-name="ce5">
            <text:p>64,01543063</text:p>
          </table:table-cell>
          <table:table-cell office:value-type="float" office:value="-16.504961018434429" table:style-name="ce8">
            <text:p>-16,50496102</text:p>
          </table:table-cell>
          <table:table-cell office:value-type="float" office:value="259910000000" table:style-name="ce7">
            <text:p>2,5991E+11</text:p>
          </table:table-cell>
          <table:table-cell office:value-type="float" office:value="1.1534471855642341E-3" table:style-name="ce7">
            <text:p>0,001153447</text:p>
          </table:table-cell>
          <table:table-cell office:value-type="float" office:value="0.13873971655370079" table:style-name="ce7">
            <text:p>0,138739717</text:p>
          </table:table-cell>
          <table:table-cell office:value-type="float" office:value="-17.155983942050391" table:formula="of:=20*LOG10([.G31])" table:style-name="ce8">
            <text:p>-17,15598394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65.892995861163669" table:style-name="ce5">
            <text:p>65,89299586</text:p>
          </table:table-cell>
          <table:table-cell office:value-type="float" office:value="-13.95203740676282" table:style-name="ce8">
            <text:p>-13,95203741</text:p>
          </table:table-cell>
          <table:table-cell office:value-type="float" office:value="260240000000" table:style-name="ce7">
            <text:p>2,6024E+11</text:p>
          </table:table-cell>
          <table:table-cell office:value-type="float" office:value="1.1519845450353519E-3" table:style-name="ce7">
            <text:p>0,001151985</text:p>
          </table:table-cell>
          <table:table-cell office:value-type="float" office:value="0.14787655048318521" table:style-name="ce7">
            <text:p>0,14787655</text:p>
          </table:table-cell>
          <table:table-cell office:value-type="float" office:value="-16.602013775393672" table:formula="of:=20*LOG10([.G32])" table:style-name="ce8">
            <text:p>-16,6020137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67.475884201230357" table:style-name="ce5">
            <text:p>67,4758842</text:p>
          </table:table-cell>
          <table:table-cell office:value-type="float" office:value="-11.11893469646369" table:style-name="ce8">
            <text:p>-11,1189347</text:p>
          </table:table-cell>
          <table:table-cell office:value-type="float" office:value="260570000000" table:style-name="ce7">
            <text:p>2,6057E+11</text:p>
          </table:table-cell>
          <table:table-cell office:value-type="float" office:value="1.1505256092412791E-3" table:style-name="ce7">
            <text:p>0,001150526</text:p>
          </table:table-cell>
          <table:table-cell office:value-type="float" office:value="0.1553045171441135" table:style-name="ce7">
            <text:p>0,155304517</text:p>
          </table:table-cell>
          <table:table-cell office:value-type="float" office:value="-16.176318246377647" table:formula="of:=20*LOG10([.G33])" table:style-name="ce8">
            <text:p>-16,17631825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68.708819886285156" table:style-name="ce5">
            <text:p>68,70881989</text:p>
          </table:table-cell>
          <table:table-cell office:value-type="float" office:value="-8.0519374634256256" table:style-name="ce8">
            <text:p>-8,051937463</text:p>
          </table:table-cell>
          <table:table-cell office:value-type="float" office:value="260900000000" table:style-name="ce7">
            <text:p>2,609E+11</text:p>
          </table:table-cell>
          <table:table-cell office:value-type="float" office:value="1.149070364124186E-3" table:style-name="ce7">
            <text:p>0,00114907</text:p>
          </table:table-cell>
          <table:table-cell office:value-type="float" office:value="0.16092608277303641" table:style-name="ce7">
            <text:p>0,160926083</text:p>
          </table:table-cell>
          <table:table-cell office:value-type="float" office:value="-15.86747120175238" table:formula="of:=20*LOG10([.G34])" table:style-name="ce8">
            <text:p>-15,867471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69.546598639800337" table:style-name="ce5">
            <text:p>69,54659864</text:p>
          </table:table-cell>
          <table:table-cell office:value-type="float" office:value="-4.8110681348625306" table:style-name="ce8">
            <text:p>-4,811068135</text:p>
          </table:table-cell>
          <table:table-cell office:value-type="float" office:value="261230000000" table:style-name="ce7">
            <text:p>2,6123E+11</text:p>
          </table:table-cell>
          <table:table-cell office:value-type="float" office:value="1.147618795697278E-3" table:style-name="ce7">
            <text:p>0,001147619</text:p>
          </table:table-cell>
          <table:table-cell office:value-type="float" office:value="0.16466750121603091" table:style-name="ce7">
            <text:p>0,164667501</text:p>
          </table:table-cell>
          <table:table-cell office:value-type="float" office:value="-15.66784209495691" table:formula="of:=20*LOG10([.G35])" table:style-name="ce8">
            <text:p>-15,6678420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69.958174141677048" table:style-name="ce5">
            <text:p>69,95817414</text:p>
          </table:table-cell>
          <table:table-cell office:value-type="float" office:value="-1.4671218231007599" table:style-name="ce8">
            <text:p>-1,467121823</text:p>
          </table:table-cell>
          <table:table-cell office:value-type="float" office:value="261560000000" table:style-name="ce7">
            <text:p>2,6156E+11</text:p>
          </table:table-cell>
          <table:table-cell office:value-type="float" office:value="1.1461708900443489E-3" table:style-name="ce7">
            <text:p>0,001146171</text:p>
          </table:table-cell>
          <table:table-cell office:value-type="float" office:value="0.1664829891077986" table:style-name="ce7">
            <text:p>0,166482989</text:p>
          </table:table-cell>
          <table:table-cell office:value-type="float" office:value="-15.5726027042985" table:formula="of:=20*LOG10([.G36])" table:style-name="ce8">
            <text:p>-15,5726027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69.929613402662454" table:style-name="ce5">
            <text:p>69,9296134</text:p>
          </table:table-cell>
          <table:table-cell office:value-type="float" office:value="1.902690651945653" table:style-name="ce8">
            <text:p>1,902690652</text:p>
          </table:table-cell>
          <table:table-cell office:value-type="float" office:value="261890000000" table:style-name="ce7">
            <text:p>2,6189E+11</text:p>
          </table:table-cell>
          <table:table-cell office:value-type="float" office:value="1.1447266333193329E-3" table:style-name="ce7">
            <text:p>0,001144727</text:p>
          </table:table-cell>
          <table:table-cell office:value-type="float" office:value="0.16635747865568221" table:style-name="ce7">
            <text:p>0,166357479</text:p>
          </table:table-cell>
          <table:table-cell office:value-type="float" office:value="-15.579153410073578" table:formula="of:=20*LOG10([.G37])" table:style-name="ce8">
            <text:p>-15,5791534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69.465403690091307" table:style-name="ce5">
            <text:p>69,46540369</text:p>
          </table:table-cell>
          <table:table-cell office:value-type="float" office:value="5.2199630967067367" table:style-name="ce8">
            <text:p>5,219963097</text:p>
          </table:table-cell>
          <table:table-cell office:value-type="float" office:value="262220000000" table:style-name="ce7">
            <text:p>2,6222E+11</text:p>
          </table:table-cell>
          <table:table-cell office:value-type="float" office:value="1.143286011745862E-3" table:style-name="ce7">
            <text:p>0,001143286</text:p>
          </table:table-cell>
          <table:table-cell office:value-type="float" office:value="0.16430760531899111" table:style-name="ce7">
            <text:p>0,164307605</text:p>
          </table:table-cell>
          <table:table-cell office:value-type="float" office:value="-15.686846677540046" table:formula="of:=20*LOG10([.G38])" table:style-name="ce8">
            <text:p>-15,6868466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68.587878291863177" table:style-name="ce5">
            <text:p>68,58787829</text:p>
          </table:table-cell>
          <table:table-cell office:value-type="float" office:value="8.4104531400993352" table:style-name="ce8">
            <text:p>8,41045314</text:p>
          </table:table-cell>
          <table:table-cell office:value-type="float" office:value="262550000000" table:style-name="ce7">
            <text:p>2,6255E+11</text:p>
          </table:table-cell>
          <table:table-cell office:value-type="float" office:value="1.141849011616835E-3" table:style-name="ce7">
            <text:p>0,001141849</text:p>
          </table:table-cell>
          <table:table-cell office:value-type="float" office:value="0.16038080103259891" table:style-name="ce7">
            <text:p>0,160380801</text:p>
          </table:table-cell>
          <table:table-cell office:value-type="float" office:value="-15.8969524348334" table:formula="of:=20*LOG10([.G39])" table:style-name="ce8">
            <text:p>-15,89695243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67.334878756616405" table:style-name="ce5">
            <text:p>67,33487876</text:p>
          </table:table-cell>
          <table:table-cell office:value-type="float" office:value="11.40882692792553" table:style-name="ce8">
            <text:p>11,40882693</text:p>
          </table:table-cell>
          <table:table-cell office:value-type="float" office:value="262880000000" table:style-name="ce7">
            <text:p>2,6288E+11</text:p>
          </table:table-cell>
          <table:table-cell office:value-type="float" office:value="1.1404156192939741E-3" table:style-name="ce7">
            <text:p>0,001140416</text:p>
          </table:table-cell>
          <table:table-cell office:value-type="float" office:value="0.1546526051411094" table:style-name="ce7">
            <text:p>0,154652605</text:p>
          </table:table-cell>
          <table:table-cell office:value-type="float" office:value="-16.21285519716314" table:formula="of:=20*LOG10([.G40])" table:style-name="ce8">
            <text:p>-16,212855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65.756085503990562" table:style-name="ce5">
            <text:p>65,7560855</text:p>
          </table:table-cell>
          <table:table-cell office:value-type="float" office:value="14.16218349111735" table:style-name="ce8">
            <text:p>14,16218349</text:p>
          </table:table-cell>
          <table:table-cell office:value-type="float" office:value="263210000000" table:style-name="ce7">
            <text:p>2,6321E+11</text:p>
          </table:table-cell>
          <table:table-cell office:value-type="float" office:value="1.138985821207401E-3" table:style-name="ce7">
            <text:p>0,001138986</text:p>
          </table:table-cell>
          <table:table-cell office:value-type="float" office:value="0.14722252276908829" table:style-name="ce7">
            <text:p>0,147222523</text:p>
          </table:table-cell>
          <table:table-cell office:value-type="float" office:value="-16.640514891535091" table:formula="of:=20*LOG10([.G41])" table:style-name="ce8">
            <text:p>-16,6405148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63.908640445105988" table:style-name="ce5">
            <text:p>63,90864045</text:p>
          </table:table-cell>
          <table:table-cell office:value-type="float" office:value="16.632025161055932" table:style-name="ce8">
            <text:p>16,63202516</text:p>
          </table:table-cell>
          <table:table-cell office:value-type="float" office:value="263540000000" table:style-name="ce7">
            <text:p>2,6354E+11</text:p>
          </table:table-cell>
          <table:table-cell office:value-type="float" office:value="1.137559603855202E-3" table:style-name="ce7">
            <text:p>0,00113756</text:p>
          </table:table-cell>
          <table:table-cell office:value-type="float" office:value="0.13820890951504591" table:style-name="ce7">
            <text:p>0,13820891</text:p>
          </table:table-cell>
          <table:table-cell office:value-type="float" office:value="-17.189279192998931" table:formula="of:=20*LOG10([.G42])" table:style-name="ce8">
            <text:p>-17,1892791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61.852716757666613" table:style-name="ce5">
            <text:p>61,85271676</text:p>
          </table:table-cell>
          <table:table-cell office:value-type="float" office:value="18.794649137023381" table:style-name="ce8">
            <text:p>18,79464914</text:p>
          </table:table-cell>
          <table:table-cell office:value-type="float" office:value="263870000000" table:style-name="ce7">
            <text:p>2,6387E+11</text:p>
          </table:table-cell>
          <table:table-cell office:value-type="float" office:value="1.1361369538030091E-3" table:style-name="ce7">
            <text:p>0,001136137</text:p>
          </table:table-cell>
          <table:table-cell office:value-type="float" office:value="0.12774341881711271" table:style-name="ce7">
            <text:p>0,127743419</text:p>
          </table:table-cell>
          <table:table-cell office:value-type="float" office:value="-17.873229298625979" table:formula="of:=20*LOG10([.G43])" table:style-name="ce8">
            <text:p>-17,8732293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59.647581041735812" table:style-name="ce5">
            <text:p>59,64758104</text:p>
          </table:table-cell>
          <table:table-cell office:value-type="float" office:value="20.64019441275039" table:style-name="ce8">
            <text:p>20,64019441</text:p>
          </table:table-cell>
          <table:table-cell office:value-type="float" office:value="264200000000" table:style-name="ce7">
            <text:p>2,642E+11</text:p>
          </table:table-cell>
          <table:table-cell office:value-type="float" office:value="1.134717857683573E-3" table:style-name="ce7">
            <text:p>0,001134718</text:p>
          </table:table-cell>
          <table:table-cell office:value-type="float" office:value="0.1159655164186838" table:style-name="ce7">
            <text:p>0,115965516</text:p>
          </table:table-cell>
          <table:table-cell office:value-type="float" office:value="-18.713422673306816" table:formula="of:=20*LOG10([.G44])" table:style-name="ce8">
            <text:p>-18,71342267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57.348499390889693" table:style-name="ce5">
            <text:p>57,34849939</text:p>
          </table:table-cell>
          <table:table-cell office:value-type="float" office:value="22.170734395199251" table:style-name="ce8">
            <text:p>22,1707344</text:p>
          </table:table-cell>
          <table:table-cell office:value-type="float" office:value="264530000000" table:style-name="ce7">
            <text:p>2,6453E+11</text:p>
          </table:table-cell>
          <table:table-cell office:value-type="float" office:value="1.1333023021963479E-3" table:style-name="ce7">
            <text:p>0,001133302</text:p>
          </table:table-cell>
          <table:table-cell office:value-type="float" office:value="0.1030174679039724" table:style-name="ce7">
            <text:p>0,103017468</text:p>
          </table:table-cell>
          <table:table-cell office:value-type="float" office:value="-19.741782579469298" table:formula="of:=20*LOG10([.G45])" table:style-name="ce8">
            <text:p>-19,7417825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55.004628509909892" table:style-name="ce5">
            <text:p>55,00462851</text:p>
          </table:table-cell>
          <table:table-cell office:value-type="float" office:value="23.397848488359958" table:style-name="ce8">
            <text:p>23,39784849</text:p>
          </table:table-cell>
          <table:table-cell office:value-type="float" office:value="264860000000" table:style-name="ce7">
            <text:p>2,6486E+11</text:p>
          </table:table-cell>
          <table:table-cell office:value-type="float" office:value="1.1318902741070749E-3" table:style-name="ce7">
            <text:p>0,00113189</text:p>
          </table:table-cell>
          <table:table-cell office:value-type="float" office:value="8.9040072817665503E-2" table:style-name="ce7">
            <text:p>0,089040073</text:p>
          </table:table-cell>
          <table:table-cell office:value-type="float" office:value="-21.008289870075817" table:formula="of:=20*LOG10([.G46])" table:style-name="ce8">
            <text:p>-21,00828987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52.657857691355652" table:style-name="ce5">
            <text:p>52,65785769</text:p>
          </table:table-cell>
          <table:table-cell office:value-type="float" office:value="24.340059306577949" table:style-name="ce8">
            <text:p>24,34005931</text:p>
          </table:table-cell>
          <table:table-cell office:value-type="float" office:value="265190000000" table:style-name="ce7">
            <text:p>2,6519E+11</text:p>
          </table:table-cell>
          <table:table-cell office:value-type="float" office:value="1.1304817602473701E-3" table:style-name="ce7">
            <text:p>0,001130482</text:p>
          </table:table-cell>
          <table:table-cell office:value-type="float" office:value="7.4169283609440903E-2" table:style-name="ce7">
            <text:p>0,074169284</text:p>
          </table:table-cell>
          <table:table-cell office:value-type="float" office:value="-22.595518315131308" table:formula="of:=20*LOG10([.G47])" table:style-name="ce8">
            <text:p>-22,5955183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50.342452823623447" table:style-name="ce5">
            <text:p>50,34245282</text:p>
          </table:table-cell>
          <table:table-cell office:value-type="float" office:value="25.02042492124589" table:style-name="ce8">
            <text:p>25,02042492</text:p>
          </table:table-cell>
          <table:table-cell office:value-type="float" office:value="265520000000" table:style-name="ce7">
            <text:p>2,6552E+11</text:p>
          </table:table-cell>
          <table:table-cell office:value-type="float" office:value="1.1290767475143121E-3" table:style-name="ce7">
            <text:p>0,001129077</text:p>
          </table:table-cell>
          <table:table-cell office:value-type="float" office:value="5.8533732056888103E-2" table:style-name="ce7">
            <text:p>0,058533732</text:p>
          </table:table-cell>
          <table:table-cell office:value-type="float" office:value="-24.651875695730801" table:formula="of:=20*LOG10([.G48])" table:style-name="ce8">
            <text:p>-24,6518757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48.085301195613681" table:style-name="ce5">
            <text:p>48,0853012</text:p>
          </table:table-cell>
          <table:table-cell office:value-type="float" office:value="25.464464797398779" table:style-name="ce8">
            <text:p>25,4644648</text:p>
          </table:table-cell>
          <table:table-cell office:value-type="float" office:value="265850000000" table:style-name="ce7">
            <text:p>2,6585E+11</text:p>
          </table:table-cell>
          <table:table-cell office:value-type="float" office:value="1.12767522287004E-3" table:style-name="ce7">
            <text:p>0,001127675</text:p>
          </table:table-cell>
          <table:table-cell office:value-type="float" office:value="4.2253101366966472E-2" table:style-name="ce7">
            <text:p>0,042253101</text:p>
          </table:table-cell>
          <table:table-cell office:value-type="float" office:value="-27.482828168781687" table:formula="of:=20*LOG10([.G49])" table:style-name="ce8">
            <text:p>-27,48282817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45.90655232866095" table:style-name="ce5">
            <text:p>45,90655233</text:p>
          </table:table-cell>
          <table:table-cell office:value-type="float" office:value="25.69849971120173" table:style-name="ce8">
            <text:p>25,69849971</text:p>
          </table:table-cell>
          <table:table-cell office:value-type="float" office:value="266180000000" table:style-name="ce7">
            <text:p>2,6618E+11</text:p>
          </table:table-cell>
          <table:table-cell office:value-type="float" office:value="1.126277173341348E-3" table:style-name="ce7">
            <text:p>0,001126277</text:p>
          </table:table-cell>
          <table:table-cell office:value-type="float" office:value="2.5437230681022539E-2" table:style-name="ce7">
            <text:p>0,025437231</text:p>
          </table:table-cell>
          <table:table-cell office:value-type="float" office:value="-31.890603430768365" table:formula="of:=20*LOG10([.G50])" table:style-name="ce8">
            <text:p>-31,89060343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43.820476907333983" table:style-name="ce5">
            <text:p>43,82047691</text:p>
          </table:table-cell>
          <table:table-cell office:value-type="float" office:value="25.748412564504392" table:style-name="ce8">
            <text:p>25,74841256</text:p>
          </table:table-cell>
          <table:table-cell office:value-type="float" office:value="266510000000" table:style-name="ce7">
            <text:p>2,6651E+11</text:p>
          </table:table-cell>
          <table:table-cell office:value-type="float" office:value="1.1248825860192861E-3" table:style-name="ce7">
            <text:p>0,001124883</text:p>
          </table:table-cell>
          <table:table-cell office:value-type="float" office:value="8.1858157578091062E-3" table:style-name="ce7">
            <text:p>0,008185816</text:p>
          </table:table-cell>
          <table:table-cell office:value-type="float" office:value="-41.738760689215191" table:formula="of:=20*LOG10([.G51])" table:style-name="ce8">
            <text:p>-41,7387606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41.836406273343158" table:style-name="ce5">
            <text:p>41,83640627</text:p>
          </table:table-cell>
          <table:table-cell office:value-type="float" office:value="25.638790754362709" table:style-name="ce8">
            <text:p>25,63879075</text:p>
          </table:table-cell>
          <table:table-cell office:value-type="float" office:value="266840000000" table:style-name="ce7">
            <text:p>2,6684E+11</text:p>
          </table:table-cell>
          <table:table-cell office:value-type="float" office:value="1.1234914480587621E-3" table:style-name="ce7">
            <text:p>0,001123491</text:p>
          </table:table-cell>
          <table:table-cell office:value-type="float" office:value="9.4114321515975808E-3" table:style-name="ce7">
            <text:p>0,009411432</text:p>
          </table:table-cell>
          <table:table-cell office:value-type="float" office:value="-40.526885686162181" table:formula="of:=20*LOG10([.G52])" table:style-name="ce8">
            <text:p>-40,5268856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39.95965686261399" table:style-name="ce5">
            <text:p>39,95965686</text:p>
          </table:table-cell>
          <table:table-cell office:value-type="float" office:value="25.39238757889083" table:style-name="ce8">
            <text:p>25,39238758</text:p>
          </table:table-cell>
          <table:table-cell office:value-type="float" office:value="267170000000" table:style-name="ce7">
            <text:p>2,6717E+11</text:p>
          </table:table-cell>
          <table:table-cell office:value-type="float" office:value="1.122103746678145E-3" table:style-name="ce7">
            <text:p>0,001122104</text:p>
          </table:table-cell>
          <table:table-cell office:value-type="float" office:value="2.7274295435046728E-2" table:style-name="ce7">
            <text:p>0,027274295</text:p>
          </table:table-cell>
          <table:table-cell office:value-type="float" office:value="-31.284929190685023" table:formula="of:=20*LOG10([.G53])" table:style-name="ce8">
            <text:p>-31,2849291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38.192380526959518" table:style-name="ce5">
            <text:p>38,19238053</text:p>
          </table:table-cell>
          <table:table-cell office:value-type="float" office:value="25.029833660322819" table:style-name="ce8">
            <text:p>25,02983366</text:p>
          </table:table-cell>
          <table:table-cell office:value-type="float" office:value="267500000000" table:style-name="ce7">
            <text:p>2,675E+11</text:p>
          </table:table-cell>
          <table:table-cell office:value-type="float" office:value="1.120719469158878E-3" table:style-name="ce7">
            <text:p>0,001120719</text:p>
          </table:table-cell>
          <table:table-cell office:value-type="float" office:value="4.5331334592727833E-2" table:style-name="ce7">
            <text:p>0,045331335</text:p>
          </table:table-cell>
          <table:table-cell office:value-type="float" office:value="-26.872029895144287" table:formula="of:=20*LOG10([.G54])" table:style-name="ce8">
            <text:p>-26,872029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36.534310088510402" table:style-name="ce5">
            <text:p>36,53431009</text:p>
          </table:table-cell>
          <table:table-cell office:value-type="float" office:value="24.569533225379001" table:style-name="ce8">
            <text:p>24,56953323</text:p>
          </table:table-cell>
          <table:table-cell office:value-type="float" office:value="267830000000" table:style-name="ce7">
            <text:p>2,6783E+11</text:p>
          </table:table-cell>
          <table:table-cell office:value-type="float" office:value="1.119338602845088E-3" table:style-name="ce7">
            <text:p>0,001119339</text:p>
          </table:table-cell>
          <table:table-cell office:value-type="float" office:value="6.3519034202116381E-2" table:style-name="ce7">
            <text:p>0,063519034</text:p>
          </table:table-cell>
          <table:table-cell office:value-type="float" office:value="-23.941922278332125" table:formula="of:=20*LOG10([.G55])" table:style-name="ce8">
            <text:p>-23,9419222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34.983389547216191" table:style-name="ce5">
            <text:p>34,98338955</text:p>
          </table:table-cell>
          <table:table-cell office:value-type="float" office:value="24.027689254631589" table:style-name="ce8">
            <text:p>24,02768925</text:p>
          </table:table-cell>
          <table:table-cell office:value-type="float" office:value="268160000000" table:style-name="ce7">
            <text:p>2,6816E+11</text:p>
          </table:table-cell>
          <table:table-cell office:value-type="float" office:value="1.1179611351431981E-3" table:style-name="ce7">
            <text:p>0,001117961</text:p>
          </table:table-cell>
          <table:table-cell office:value-type="float" office:value="8.1780876068858532E-2" table:style-name="ce7">
            <text:p>0,081780876</text:p>
          </table:table-cell>
          <table:table-cell office:value-type="float" office:value="-21.74696482847466" table:formula="of:=20*LOG10([.G56])" table:style-name="ce8">
            <text:p>-21,74696483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33.536291273241943" table:style-name="ce5">
            <text:p>33,53629127</text:p>
          </table:table-cell>
          <table:table-cell office:value-type="float" office:value="23.418412511384481" table:style-name="ce8">
            <text:p>23,41841251</text:p>
          </table:table-cell>
          <table:table-cell office:value-type="float" office:value="268490000000" table:style-name="ce7">
            <text:p>2,6849E+11</text:p>
          </table:table-cell>
          <table:table-cell office:value-type="float" office:value="1.116587053521546E-3" table:style-name="ce7">
            <text:p>0,001116587</text:p>
          </table:table-cell>
          <table:table-cell office:value-type="float" office:value="0.1000663872157533" table:style-name="ce7">
            <text:p>0,100066387</text:p>
          </table:table-cell>
          <table:table-cell office:value-type="float" office:value="-19.994235592908932" table:formula="of:=20*LOG10([.G57])" table:style-name="ce8">
            <text:p>-19,994235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32.188829915898673" table:style-name="ce5">
            <text:p>32,18882992</text:p>
          </table:table-cell>
          <table:table-cell office:value-type="float" office:value="22.753880184574189" table:style-name="ce8">
            <text:p>22,75388018</text:p>
          </table:table-cell>
          <table:table-cell office:value-type="float" office:value="268820000000" table:style-name="ce7">
            <text:p>2,6882E+11</text:p>
          </table:table-cell>
          <table:table-cell office:value-type="float" office:value="1.1152163455100069E-3" table:style-name="ce7">
            <text:p>0,001115216</text:p>
          </table:table-cell>
          <table:table-cell office:value-type="float" office:value="0.1183301954356115" table:style-name="ce7">
            <text:p>0,118330195</text:p>
          </table:table-cell>
          <table:table-cell office:value-type="float" office:value="-18.538088363950685" table:formula="of:=20*LOG10([.G58])" table:style-name="ce8">
            <text:p>-18,5380883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30.936286266040661" table:style-name="ce5">
            <text:p>30,93628627</text:p>
          </table:table-cell>
          <table:table-cell office:value-type="float" office:value="22.044519259452159" table:style-name="ce8">
            <text:p>22,04451926</text:p>
          </table:table-cell>
          <table:table-cell office:value-type="float" office:value="269150000000" table:style-name="ce7">
            <text:p>2,6915E+11</text:p>
          </table:table-cell>
          <table:table-cell office:value-type="float" office:value="1.11384899869961E-3" table:style-name="ce7">
            <text:p>0,001113849</text:p>
          </table:table-cell>
          <table:table-cell office:value-type="float" office:value="0.13653111340679819" table:style-name="ce7">
            <text:p>0,136531113</text:p>
          </table:table-cell>
          <table:table-cell office:value-type="float" office:value="-17.295367362042008" table:formula="of:=20*LOG10([.G59])" table:style-name="ce8">
            <text:p>-17,2953673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9.773655271693588" table:style-name="ce5">
            <text:p>29,77365527</text:p>
          </table:table-cell>
          <table:table-cell office:value-type="float" office:value="21.299197373144722" table:style-name="ce8">
            <text:p>21,29919737</text:p>
          </table:table-cell>
          <table:table-cell office:value-type="float" office:value="269480000000" table:style-name="ce7">
            <text:p>2,6948E+11</text:p>
          </table:table-cell>
          <table:table-cell office:value-type="float" office:value="1.1124850007421701E-3" table:style-name="ce7">
            <text:p>0,001112485</text:p>
          </table:table-cell>
          <table:table-cell office:value-type="float" office:value="0.1546312635873936" table:style-name="ce7">
            <text:p>0,154631264</text:p>
          </table:table-cell>
          <table:table-cell office:value-type="float" office:value="-16.214053904236593" table:formula="of:=20*LOG10([.G60])" table:style-name="ce8">
            <text:p>-16,214053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8.69583185005413" table:style-name="ce5">
            <text:p>28,69583185</text:p>
          </table:table-cell>
          <table:table-cell office:value-type="float" office:value="20.525409823865111" table:style-name="ce8">
            <text:p>20,52540982</text:p>
          </table:table-cell>
          <table:table-cell office:value-type="float" office:value="269810000000" table:style-name="ce7">
            <text:p>2,6981E+11</text:p>
          </table:table-cell>
          <table:table-cell office:value-type="float" office:value="1.111124339349913E-3" table:style-name="ce7">
            <text:p>0,001111124</text:p>
          </table:table-cell>
          <table:table-cell office:value-type="float" office:value="0.1725952498605233" table:style-name="ce7">
            <text:p>0,17259525</text:p>
          </table:table-cell>
          <table:table-cell office:value-type="float" office:value="-15.259423220823017" table:formula="of:=20*LOG10([.G61])" table:style-name="ce8">
            <text:p>-15,2594232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7.697746780025739" table:style-name="ce5">
            <text:p>27,69774678</text:p>
          </table:table-cell>
          <table:table-cell office:value-type="float" office:value="19.72945578393464" table:style-name="ce8">
            <text:p>19,72945578</text:p>
          </table:table-cell>
          <table:table-cell office:value-type="float" office:value="270140000000" table:style-name="ce7">
            <text:p>2,7014E+11</text:p>
          </table:table-cell>
          <table:table-cell office:value-type="float" office:value="1.1097670022951059E-3" table:style-name="ce7">
            <text:p>0,001109767</text:p>
          </table:table-cell>
          <table:table-cell office:value-type="float" office:value="0.19038937776853099" table:style-name="ce7">
            <text:p>0,190389378</text:p>
          </table:table-cell>
          <table:table-cell office:value-type="float" office:value="-14.4071457099132" table:formula="of:=20*LOG10([.G62])" table:style-name="ce8">
            <text:p>-14,4071457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6.774463267912729" table:style-name="ce5">
            <text:p>26,77446327</text:p>
          </table:table-cell>
          <table:table-cell office:value-type="float" office:value="18.916599892010701" table:style-name="ce8">
            <text:p>18,91659989</text:p>
          </table:table-cell>
          <table:table-cell office:value-type="float" office:value="270470000000" table:style-name="ce7">
            <text:p>2,7047E+11</text:p>
          </table:table-cell>
          <table:table-cell office:value-type="float" office:value="1.108412977409694E-3" table:style-name="ce7">
            <text:p>0,001108413</text:p>
          </table:table-cell>
          <table:table-cell office:value-type="float" office:value="0.20798092275335761" table:style-name="ce7">
            <text:p>0,207980923</text:p>
          </table:table-cell>
          <table:table-cell office:value-type="float" office:value="-13.639529985640573" table:formula="of:=20*LOG10([.G63])" table:style-name="ce8">
            <text:p>-13,6395299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5.921243041080221" table:style-name="ce5">
            <text:p>25,92124304</text:p>
          </table:table-cell>
          <table:table-cell office:value-type="float" office:value="18.091217545869689" table:style-name="ce8">
            <text:p>18,09121755</text:p>
          </table:table-cell>
          <table:table-cell office:value-type="float" office:value="270800000000" table:style-name="ce7">
            <text:p>2,708E+11</text:p>
          </table:table-cell>
          <table:table-cell office:value-type="float" office:value="1.107062252584933E-3" table:style-name="ce7">
            <text:p>0,001107062</text:p>
          </table:table-cell>
          <table:table-cell office:value-type="float" office:value="0.2253374447922129" table:style-name="ce7">
            <text:p>0,225337445</text:p>
          </table:table-cell>
          <table:table-cell office:value-type="float" office:value="-12.943332693227912" table:formula="of:=20*LOG10([.G64])" table:style-name="ce8">
            <text:p>-12,9433326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5.133589199636571" table:style-name="ce5">
            <text:p>25,1335892</text:p>
          </table:table-cell>
          <table:table-cell office:value-type="float" office:value="17.256923629501351" table:style-name="ce8">
            <text:p>17,25692363</text:p>
          </table:table-cell>
          <table:table-cell office:value-type="float" office:value="271130000000" table:style-name="ce7">
            <text:p>2,7113E+11</text:p>
          </table:table-cell>
          <table:table-cell office:value-type="float" office:value="1.1057148157710319E-3" table:style-name="ce7">
            <text:p>0,001105715</text:p>
          </table:table-cell>
          <table:table-cell office:value-type="float" office:value="0.24242614793438741" table:style-name="ce7">
            <text:p>0,242426148</text:p>
          </table:table-cell>
          <table:table-cell office:value-type="float" office:value="-12.30841078490255" table:formula="of:=20*LOG10([.G65])" table:style-name="ce8">
            <text:p>-12,3084107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4.407271620649681" table:style-name="ce5">
            <text:p>24,40727162</text:p>
          </table:table-cell>
          <table:table-cell office:value-type="float" office:value="16.416685289295572" table:style-name="ce8">
            <text:p>16,41668529</text:p>
          </table:table-cell>
          <table:table-cell office:value-type="float" office:value="271460000000" table:style-name="ce7">
            <text:p>2,7146E+11</text:p>
          </table:table-cell>
          <table:table-cell office:value-type="float" office:value="1.1043706549767919E-3" table:style-name="ce7">
            <text:p>0,001104371</text:p>
          </table:table-cell>
          <table:table-cell office:value-type="float" office:value="0.25921328433407442" table:style-name="ce7">
            <text:p>0,259213284</text:p>
          </table:table-cell>
          <table:table-cell office:value-type="float" office:value="-11.726854904397175" table:formula="of:=20*LOG10([.G66])" table:style-name="ce8">
            <text:p>-11,726854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3.73833948819528" table:style-name="ce5">
            <text:p>23,73833949</text:p>
          </table:table-cell>
          <table:table-cell office:value-type="float" office:value="15.57291988194776" table:style-name="ce8">
            <text:p>15,57291988</text:p>
          </table:table-cell>
          <table:table-cell office:value-type="float" office:value="271790000000" table:style-name="ce7">
            <text:p>2,7179E+11</text:p>
          </table:table-cell>
          <table:table-cell office:value-type="float" office:value="1.103029758269252E-3" table:style-name="ce7">
            <text:p>0,00110303</text:p>
          </table:table-cell>
          <table:table-cell office:value-type="float" office:value="0.27566360431882803" table:style-name="ce7">
            <text:p>0,275663604</text:p>
          </table:table-cell>
          <table:table-cell office:value-type="float" office:value="-11.19241139438139" table:formula="of:=20*LOG10([.G67])" table:style-name="ce8">
            <text:p>-11,1924113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3.1231245114286" table:style-name="ce5">
            <text:p>23,12312451</text:p>
          </table:table-cell>
          <table:table-cell office:value-type="float" office:value="14.7275794704689" table:style-name="ce8">
            <text:p>14,72757947</text:p>
          </table:table-cell>
          <table:table-cell office:value-type="float" office:value="272120000000" table:style-name="ce7">
            <text:p>2,7212E+11</text:p>
          </table:table-cell>
          <table:table-cell office:value-type="float" office:value="1.101692113773335E-3" table:style-name="ce7">
            <text:p>0,001101692</text:p>
          </table:table-cell>
          <table:table-cell office:value-type="float" office:value="0.29173985675670622" table:style-name="ce7">
            <text:p>0,291739857</text:p>
          </table:table-cell>
          <table:table-cell office:value-type="float" office:value="-10.700084692364417" table:formula="of:=20*LOG10([.G68])" table:style-name="ce8">
            <text:p>-10,7000846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2.558237572674361" table:style-name="ce5">
            <text:p>22,55823757</text:p>
          </table:table-cell>
          <table:table-cell office:value-type="float" office:value="13.88222333143043" table:style-name="ce8">
            <text:p>13,88222333</text:p>
          </table:table-cell>
          <table:table-cell office:value-type="float" office:value="272450000000" table:style-name="ce7">
            <text:p>2,7245E+11</text:p>
          </table:table-cell>
          <table:table-cell office:value-type="float" office:value="1.100357709671499E-3" table:style-name="ce7">
            <text:p>0,001100358</text:p>
          </table:table-cell>
          <table:table-cell office:value-type="float" office:value="0.30740234742044498" table:style-name="ce7">
            <text:p>0,307402347</text:p>
          </table:table-cell>
          <table:table-cell office:value-type="float" office:value="-10.245856408302998" table:formula="of:=20*LOG10([.G69])" table:style-name="ce8">
            <text:p>-10,2458564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2.04056089273293" table:style-name="ce5">
            <text:p>22,04056089</text:p>
          </table:table-cell>
          <table:table-cell office:value-type="float" office:value="13.03807991819377" table:style-name="ce8">
            <text:p>13,03807992</text:p>
          </table:table-cell>
          <table:table-cell office:value-type="float" office:value="272780000000" table:style-name="ce7">
            <text:p>2,7278E+11</text:p>
          </table:table-cell>
          <table:table-cell office:value-type="float" office:value="1.0990265342033869E-3" table:style-name="ce7">
            <text:p>0,001099027</text:p>
          </table:table-cell>
          <table:table-cell office:value-type="float" office:value="0.32260856710748931" table:style-name="ce7">
            <text:p>0,322608567</text:p>
          </table:table-cell>
          <table:table-cell office:value-type="float" office:value="-9.8264820756983813" table:formula="of:=20*LOG10([.G70])" table:style-name="ce8">
            <text:p>-9,82648207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1.567237284623051" table:style-name="ce5">
            <text:p>21,56723728</text:p>
          </table:table-cell>
          <table:table-cell office:value-type="float" office:value="12.19609964436995" table:style-name="ce8">
            <text:p>12,19609964</text:p>
          </table:table-cell>
          <table:table-cell office:value-type="float" office:value="273110000000" table:style-name="ce7">
            <text:p>2,7311E+11</text:p>
          </table:table-cell>
          <table:table-cell office:value-type="float" office:value="1.097698575665483E-3" table:style-name="ce7">
            <text:p>0,001097699</text:p>
          </table:table-cell>
          <table:table-cell office:value-type="float" office:value="0.33731290581032802" table:style-name="ce7">
            <text:p>0,337312906</text:p>
          </table:table-cell>
          <table:table-cell office:value-type="float" office:value="-9.4393408420929585" table:formula="of:=20*LOG10([.G71])" table:style-name="ce8">
            <text:p>-9,43934084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1.135657664801911" table:style-name="ce5">
            <text:p>21,13565766</text:p>
          </table:table-cell>
          <table:table-cell office:value-type="float" office:value="11.356999738149669" table:style-name="ce8">
            <text:p>11,35699974</text:p>
          </table:table-cell>
          <table:table-cell office:value-type="float" office:value="273440000000" table:style-name="ce7">
            <text:p>2,7344E+11</text:p>
          </table:table-cell>
          <table:table-cell office:value-type="float" office:value="1.096373822410767E-3" table:style-name="ce7">
            <text:p>0,001096374</text:p>
          </table:table-cell>
          <table:table-cell office:value-type="float" office:value="0.35146647398320791" table:style-name="ce7">
            <text:p>0,351466474</text:p>
          </table:table-cell>
          <table:table-cell office:value-type="float" office:value="-9.0823219112336577" table:formula="of:=20*LOG10([.G72])" table:style-name="ce8">
            <text:p>-9,08232191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0.74344768044223" table:style-name="ce5">
            <text:p>20,74344768</text:p>
          </table:table-cell>
          <table:table-cell office:value-type="float" office:value="10.5213022905524" table:style-name="ce8">
            <text:p>10,52130229</text:p>
          </table:table-cell>
          <table:table-cell office:value-type="float" office:value="273770000000" table:style-name="ce7">
            <text:p>2,7377E+11</text:p>
          </table:table-cell>
          <table:table-cell office:value-type="float" office:value="1.0950522628483761E-3" table:style-name="ce7">
            <text:p>0,001095052</text:p>
          </table:table-cell>
          <table:table-cell office:value-type="float" office:value="0.36501705649495902" table:style-name="ce7">
            <text:p>0,365017056</text:p>
          </table:table-cell>
          <table:table-cell office:value-type="float" office:value="-8.7537368276612444" table:formula="of:=20*LOG10([.G73])" table:style-name="ce8">
            <text:p>-8,75373682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0.388454073781091" table:style-name="ce5">
            <text:p>20,38845407</text:p>
          </table:table-cell>
          <table:table-cell office:value-type="float" office:value="9.6893664911300004" table:style-name="ce8">
            <text:p>9,689366491</text:p>
          </table:table-cell>
          <table:table-cell office:value-type="float" office:value="274100000000" table:style-name="ce7">
            <text:p>2,741E+11</text:p>
          </table:table-cell>
          <table:table-cell office:value-type="float" office:value="1.093733885443269E-3" table:style-name="ce7">
            <text:p>0,001093734</text:p>
          </table:table-cell>
          <table:table-cell office:value-type="float" office:value="0.37790922855685571" table:style-name="ce7">
            <text:p>0,377909229</text:p>
          </table:table-cell>
          <table:table-cell office:value-type="float" office:value="-8.4522500493346868" table:formula="of:=20*LOG10([.G74])" table:style-name="ce8">
            <text:p>-8,45225004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0.068731224313531" table:style-name="ce5">
            <text:p>20,06873122</text:p>
          </table:table-cell>
          <table:table-cell office:value-type="float" office:value="8.861415920501269" table:style-name="ce8">
            <text:p>8,861415921</text:p>
          </table:table-cell>
          <table:table-cell office:value-type="float" office:value="274430000000" table:style-name="ce7">
            <text:p>2,7443E+11</text:p>
          </table:table-cell>
          <table:table-cell office:value-type="float" office:value="1.092418678715884E-3" table:style-name="ce7">
            <text:p>0,001092419</text:p>
          </table:table-cell>
          <table:table-cell office:value-type="float" office:value="0.3900846648872574" table:style-name="ce7">
            <text:p>0,390084665</text:p>
          </table:table-cell>
          <table:table-cell office:value-type="float" office:value="-8.1768224490705403" table:formula="of:=20*LOG10([.G75])" table:style-name="ce8">
            <text:p>-8,17682244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9.782528174037392" table:style-name="ce5">
            <text:p>19,78252817</text:p>
          </table:table-cell>
          <table:table-cell office:value-type="float" office:value="8.0375616543434756" table:style-name="ce8">
            <text:p>8,037561654</text:p>
          </table:table-cell>
          <table:table-cell office:value-type="float" office:value="274760000000" table:style-name="ce7">
            <text:p>2,7476E+11</text:p>
          </table:table-cell>
          <table:table-cell office:value-type="float" office:value="1.0911066312418111E-3" table:style-name="ce7">
            <text:p>0,001091107</text:p>
          </table:table-cell>
          <table:table-cell office:value-type="float" office:value="0.40148267250533981" table:style-name="ce7">
            <text:p>0,401482673</text:p>
          </table:table-cell>
          <table:table-cell office:value-type="float" office:value="-7.9266638718506481" table:formula="of:=20*LOG10([.G76])" table:style-name="ce8">
            <text:p>-7,92666387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9.52827633993007" table:style-name="ce5">
            <text:p>19,52827634</text:p>
          </table:table-cell>
          <table:table-cell office:value-type="float" office:value="7.2178218300295098" table:style-name="ce8">
            <text:p>7,21782183</text:p>
          </table:table-cell>
          <table:table-cell office:value-type="float" office:value="275090000000" table:style-name="ce7">
            <text:p>2,7509E+11</text:p>
          </table:table-cell>
          <table:table-cell office:value-type="float" office:value="1.089797731651459E-3" table:style-name="ce7">
            <text:p>0,001089798</text:p>
          </table:table-cell>
          <table:table-cell office:value-type="float" office:value="0.41204097257097899" table:style-name="ce7">
            <text:p>0,412040973</text:p>
          </table:table-cell>
          <table:table-cell office:value-type="float" office:value="-7.7011919280388881" table:formula="of:=20*LOG10([.G77])" table:style-name="ce8">
            <text:p>-7,70119192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9.30457804333912" table:style-name="ce5">
            <text:p>19,30457804</text:p>
          </table:table-cell>
          <table:table-cell office:value-type="float" office:value="6.402138235553112" table:style-name="ce8">
            <text:p>6,402138236</text:p>
          </table:table-cell>
          <table:table-cell office:value-type="float" office:value="275420000000" table:style-name="ce7">
            <text:p>2,7542E+11</text:p>
          </table:table-cell>
          <table:table-cell office:value-type="float" office:value="1.088491968629729E-3" table:style-name="ce7">
            <text:p>0,001088492</text:p>
          </table:table-cell>
          <table:table-cell office:value-type="float" office:value="0.42169674638755639" table:style-name="ce7">
            <text:p>0,421696746</text:p>
          </table:table-cell>
          <table:table-cell office:value-type="float" office:value="-7.4999949956563299" table:formula="of:=20*LOG10([.G78])" table:style-name="ce8">
            <text:p>-7,49999499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9.110195931709871" table:style-name="ce5">
            <text:p>19,11019593</text:p>
          </table:table-cell>
          <table:table-cell office:value-type="float" office:value="5.5903904004787366" table:style-name="ce8">
            <text:p>5,5903904</text:p>
          </table:table-cell>
          <table:table-cell office:value-type="float" office:value="275750000000" table:style-name="ce7">
            <text:p>2,7575E+11</text:p>
          </table:table-cell>
          <table:table-cell office:value-type="float" office:value="1.087189330915685E-3" table:style-name="ce7">
            <text:p>0,001087189</text:p>
          </table:table-cell>
          <table:table-cell office:value-type="float" office:value="0.43038794420425719" table:style-name="ce7">
            <text:p>0,430387944</text:p>
          </table:table-cell>
          <table:table-cell office:value-type="float" office:value="-7.3227980478972903" table:formula="of:=20*LOG10([.G79])" table:style-name="ce8">
            <text:p>-7,32279804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8.94404332916184" table:style-name="ce5">
            <text:p>18,94404333</text:p>
          </table:table-cell>
          <table:table-cell office:value-type="float" office:value="4.7824075996856674" table:style-name="ce8">
            <text:p>4,7824076</text:p>
          </table:table-cell>
          <table:table-cell office:value-type="float" office:value="276080000000" table:style-name="ce7">
            <text:p>2,7608E+11</text:p>
          </table:table-cell>
          <table:table-cell office:value-type="float" office:value="1.085889807302231E-3" table:style-name="ce7">
            <text:p>0,00108589</text:p>
          </table:table-cell>
          <table:table-cell office:value-type="float" office:value="0.43805483273328111" table:style-name="ce7">
            <text:p>0,438054833</text:p>
          </table:table-cell>
          <table:table-cell office:value-type="float" office:value="-7.1694304811043157" table:formula="of:=20*LOG10([.G80])" table:style-name="ce8">
            <text:p>-7,16943048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8.805175525066851" table:style-name="ce5">
            <text:p>18,80517553</text:p>
          </table:table-cell>
          <table:table-cell office:value-type="float" office:value="3.977979121683167" table:style-name="ce8">
            <text:p>3,977979122</text:p>
          </table:table-cell>
          <table:table-cell office:value-type="float" office:value="276410000000" table:style-name="ce7">
            <text:p>2,7641E+11</text:p>
          </table:table-cell>
          <table:table-cell office:value-type="float" office:value="1.084593386635795E-3" table:style-name="ce7">
            <text:p>0,001084593</text:p>
          </table:table-cell>
          <table:table-cell office:value-type="float" office:value="0.44464172953116538" table:style-name="ce7">
            <text:p>0,44464173</text:p>
          </table:table-cell>
          <table:table-cell office:value-type="float" office:value="-7.0397956256026628" table:formula="of:=20*LOG10([.G81])" table:style-name="ce8">
            <text:p>-7,03979562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8.692781991062329" table:style-name="ce5">
            <text:p>18,69278199</text:p>
          </table:table-cell>
          <table:table-cell office:value-type="float" office:value="3.1768631032479302" table:style-name="ce8">
            <text:p>3,176863103</text:p>
          </table:table-cell>
          <table:table-cell office:value-type="float" office:value="276740000000" table:style-name="ce7">
            <text:p>2,7674E+11</text:p>
          </table:table-cell>
          <table:table-cell office:value-type="float" office:value="1.083300057816001E-3" table:style-name="ce7">
            <text:p>0,0010833</text:p>
          </table:table-cell>
          <table:table-cell office:value-type="float" office:value="0.4500988423777364" table:style-name="ce7">
            <text:p>0,450098842</text:p>
          </table:table-cell>
          <table:table-cell office:value-type="float" office:value="-6.9338420806931067" table:formula="of:=20*LOG10([.G82])" table:style-name="ce8">
            <text:p>-6,93384208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8.60617950460826" table:style-name="ce5">
            <text:p>18,6061795</text:p>
          </table:table-cell>
          <table:table-cell office:value-type="float" office:value="2.3787941900425289" table:style-name="ce8">
            <text:p>2,37879419</text:p>
          </table:table-cell>
          <table:table-cell office:value-type="float" office:value="277070000000" table:style-name="ce7">
            <text:p>2,7707E+11</text:p>
          </table:table-cell>
          <table:table-cell office:value-type="float" office:value="1.082009809795358E-3" table:style-name="ce7">
            <text:p>0,00108201</text:p>
          </table:table-cell>
          <table:table-cell office:value-type="float" office:value="0.45438410393479151" table:style-name="ce7">
            <text:p>0,454384104</text:p>
          </table:table-cell>
          <table:table-cell office:value-type="float" office:value="-6.8515374057188803" table:formula="of:=20*LOG10([.G83])" table:style-name="ce8">
            <text:p>-6,85153740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8.54480614955262" table:style-name="ce5">
            <text:p>18,54480615</text:p>
          </table:table-cell>
          <table:table-cell office:value-type="float" office:value="1.583490247759233" table:style-name="ce8">
            <text:p>1,583490248</text:p>
          </table:table-cell>
          <table:table-cell office:value-type="float" office:value="277400000000" table:style-name="ce7">
            <text:p>2,774E+11</text:p>
          </table:table-cell>
          <table:table-cell office:value-type="float" office:value="1.080722631578947E-3" table:style-name="ce7">
            <text:p>0,001080723</text:p>
          </table:table-cell>
          <table:table-cell office:value-type="float" office:value="0.45746487180691842" table:style-name="ce7">
            <text:p>0,457464872</text:p>
          </table:table-cell>
          <table:table-cell office:value-type="float" office:value="-6.7928449856618727" table:formula="of:=20*LOG10([.G84])" table:style-name="ce8">
            <text:p>-6,79284498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8.508216159894179" table:style-name="ce5">
            <text:p>18,50821616</text:p>
          </table:table-cell>
          <table:table-cell office:value-type="float" office:value="0.79065831931957342" table:style-name="ce8">
            <text:p>0,790658319</text:p>
          </table:table-cell>
          <table:table-cell office:value-type="float" office:value="277730000000" table:style-name="ce7">
            <text:p>2,7773E+11</text:p>
          </table:table-cell>
          <table:table-cell office:value-type="float" office:value="1.079438512224103E-3" table:style-name="ce7">
            <text:p>0,001079439</text:p>
          </table:table-cell>
          <table:table-cell office:value-type="float" office:value="0.45931935720616518" table:style-name="ce7">
            <text:p>0,459319357</text:p>
          </table:table-cell>
          <table:table-cell office:value-type="float" office:value="-6.7577050323915095" table:formula="of:=20*LOG10([.G85])" table:style-name="ce8">
            <text:p>-6,75770503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8.49607557102178" table:style-name="ce5">
            <text:p>18,49607557</text:p>
          </table:table-cell>
          <table:table-cell office:value-type="float" office:value="6.8119311403095839E-14" table:style-name="ce8">
            <text:p>6,81193E-14</text:p>
          </table:table-cell>
          <table:table-cell office:value-type="float" office:value="278060000000" table:style-name="ce7">
            <text:p>2,7806E+11</text:p>
          </table:table-cell>
          <table:table-cell office:value-type="float" office:value="1.078157440840107E-3" table:style-name="ce7">
            <text:p>0,001078157</text:p>
          </table:table-cell>
          <table:table-cell office:value-type="float" office:value="0.45993765579040552" table:style-name="ce7">
            <text:p>0,459937656</text:p>
          </table:table-cell>
          <table:table-cell office:value-type="float" office:value="-6.7460206525064015" table:formula="of:=20*LOG10([.G86])" table:style-name="ce8">
            <text:p>-6,746020653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8.508158642388061" table:style-name="ce5">
            <text:p>18,50815864</text:p>
          </table:table-cell>
          <table:table-cell office:value-type="float" office:value="-0.78878361665639052" table:style-name="ce8">
            <text:p>-0,788783617</text:p>
          </table:table-cell>
          <table:table-cell office:value-type="float" office:value="278390000000" table:style-name="ce7">
            <text:p>2,7839E+11</text:p>
          </table:table-cell>
          <table:table-cell office:value-type="float" office:value="1.0768794065878801E-3" table:style-name="ce7">
            <text:p>0,001076879</text:p>
          </table:table-cell>
          <table:table-cell office:value-type="float" office:value="0.45932228295303229" table:style-name="ce7">
            <text:p>0,459322283</text:p>
          </table:table-cell>
          <table:table-cell office:value-type="float" office:value="-6.7576497056715219" table:formula="of:=20*LOG10([.G87])" table:style-name="ce8">
            <text:p>-6,75764970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8.544345016248371" table:style-name="ce5">
            <text:p>18,54434502</text:p>
          </table:table-cell>
          <table:table-cell office:value-type="float" office:value="-1.5759872841607669" table:style-name="ce8">
            <text:p>-1,575987284</text:p>
          </table:table-cell>
          <table:table-cell office:value-type="float" office:value="278720000000" table:style-name="ce7">
            <text:p>2,7872E+11</text:p>
          </table:table-cell>
          <table:table-cell office:value-type="float" office:value="1.075604398679678E-3" table:style-name="ce7">
            <text:p>0,001075604</text:p>
          </table:table-cell>
          <table:table-cell office:value-type="float" office:value="0.45748816004628351" table:style-name="ce7">
            <text:p>0,45748816</text:p>
          </table:table-cell>
          <table:table-cell office:value-type="float" office:value="-6.7924028229059896" table:formula="of:=20*LOG10([.G88])" table:style-name="ce8">
            <text:p>-6,792402823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8.60461757828174" table:style-name="ce5">
            <text:p>18,60461758</text:p>
          </table:table-cell>
          <table:table-cell office:value-type="float" office:value="-2.361897112904535" table:style-name="ce8">
            <text:p>-2,361897113</text:p>
          </table:table-cell>
          <table:table-cell office:value-type="float" office:value="279050000000" table:style-name="ce7">
            <text:p>2,7905E+11</text:p>
          </table:table-cell>
          <table:table-cell office:value-type="float" office:value="1.0743324063787849E-3" table:style-name="ce7">
            <text:p>0,001074332</text:p>
          </table:table-cell>
          <table:table-cell office:value-type="float" office:value="0.45446205119144001" table:style-name="ce7">
            <text:p>0,454462051</text:p>
          </table:table-cell>
          <table:table-cell office:value-type="float" office:value="-6.8500475138011341" table:formula="of:=20*LOG10([.G89])" table:style-name="ce8">
            <text:p>-6,850047514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8.689060987226799" table:style-name="ce5">
            <text:p>18,68906099</text:p>
          </table:table-cell>
          <table:table-cell office:value-type="float" office:value="-3.1467861257560088" table:style-name="ce8">
            <text:p>-3,146786126</text:p>
          </table:table-cell>
          <table:table-cell office:value-type="float" office:value="279380000000" table:style-name="ce7">
            <text:p>2,7938E+11</text:p>
          </table:table-cell>
          <table:table-cell office:value-type="float" office:value="1.073063418999212E-3" table:style-name="ce7">
            <text:p>0,001073063</text:p>
          </table:table-cell>
          <table:table-cell office:value-type="float" office:value="0.45028150365805519" table:style-name="ce7">
            <text:p>0,450281504</text:p>
          </table:table-cell>
          <table:table-cell office:value-type="float" office:value="-6.9303178461832173" table:formula="of:=20*LOG10([.G90])" table:style-name="ce8">
            <text:p>-6,93031784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8.79786084177708" table:style-name="ce5">
            <text:p>18,79786084</text:p>
          </table:table-cell>
          <table:table-cell office:value-type="float" office:value="-3.930909745735061" table:style-name="ce8">
            <text:p>-3,930909746</text:p>
          </table:table-cell>
          <table:table-cell office:value-type="float" office:value="279710000000" table:style-name="ce7">
            <text:p>2,7971E+11</text:p>
          </table:table-cell>
          <table:table-cell office:value-type="float" office:value="1.0717974259054021E-3" table:style-name="ce7">
            <text:p>0,001071797</text:p>
          </table:table-cell>
          <table:table-cell office:value-type="float" office:value="0.44499338940912347" table:style-name="ce7">
            <text:p>0,444993389</text:p>
          </table:table-cell>
          <table:table-cell office:value-type="float" office:value="-7.0329288124921243" table:formula="of:=20*LOG10([.G91])" table:style-name="ce8">
            <text:p>-7,03292881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8.931303453592871" table:style-name="ce5">
            <text:p>18,93130345</text:p>
          </table:table-cell>
          <table:table-cell office:value-type="float" office:value="-4.7145011044179821" table:style-name="ce8">
            <text:p>-4,714501104</text:p>
          </table:table-cell>
          <table:table-cell office:value-type="float" office:value="280040000000" table:style-name="ce7">
            <text:p>2,8004E+11</text:p>
          </table:table-cell>
          <table:table-cell office:value-type="float" office:value="1.0705344165119271E-3" table:style-name="ce7">
            <text:p>0,001070534</text:p>
          </table:table-cell>
          <table:table-cell office:value-type="float" office:value="0.43865217461478911" table:style-name="ce7">
            <text:p>0,438652175</text:p>
          </table:table-cell>
          <table:table-cell office:value-type="float" office:value="-7.1575942657704106" table:formula="of:=20*LOG10([.G92])" table:style-name="ce8">
            <text:p>-7,15759426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9.089776195106829" table:style-name="ce5">
            <text:p>19,0897762</text:p>
          </table:table-cell>
          <table:table-cell office:value-type="float" office:value="-5.4977660595258602" table:style-name="ce8">
            <text:p>-5,49776606</text:p>
          </table:table-cell>
          <table:table-cell office:value-type="float" office:value="280370000000" table:style-name="ce7">
            <text:p>2,8037E+11</text:p>
          </table:table-cell>
          <table:table-cell office:value-type="float" office:value="1.0692743802831969E-3" table:style-name="ce7">
            <text:p>0,001069274</text:p>
          </table:table-cell>
          <table:table-cell office:value-type="float" office:value="0.43131805469743412" table:style-name="ce7">
            <text:p>0,431318055</text:p>
          </table:table-cell>
          <table:table-cell office:value-type="float" office:value="-7.304047243695619" table:formula="of:=20*LOG10([.G93])" table:style-name="ce8">
            <text:p>-7,304047244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9.27376838953521" table:style-name="ce5">
            <text:p>19,27376839</text:p>
          </table:table-cell>
          <table:table-cell office:value-type="float" office:value="-6.2808778075765348" table:style-name="ce8">
            <text:p>-6,280877808</text:p>
          </table:table-cell>
          <table:table-cell office:value-type="float" office:value="280700000000" table:style-name="ce7">
            <text:p>2,807E+11</text:p>
          </table:table-cell>
          <table:table-cell office:value-type="float" office:value="1.068017306733167E-3" table:style-name="ce7">
            <text:p>0,001068017</text:p>
          </table:table-cell>
          <table:table-cell office:value-type="float" office:value="0.42305508568757488" table:style-name="ce7">
            <text:p>0,423055086</text:p>
          </table:table-cell>
          <table:table-cell office:value-type="float" office:value="-7.4720615956408407" table:formula="of:=20*LOG10([.G94])" table:style-name="ce8">
            <text:p>-7,47206159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9.483872707825121" table:style-name="ce5">
            <text:p>19,48387271</text:p>
          </table:table-cell>
          <table:table-cell office:value-type="float" office:value="-7.063970972590683" table:style-name="ce8">
            <text:p>-7,063970973</text:p>
          </table:table-cell>
          <table:table-cell office:value-type="float" office:value="281030000000" table:style-name="ce7">
            <text:p>2,8103E+11</text:p>
          </table:table-cell>
          <table:table-cell office:value-type="float" office:value="1.0667631854250439E-3" table:style-name="ce7">
            <text:p>0,001066763</text:p>
          </table:table-cell>
          <table:table-cell office:value-type="float" office:value="0.41392942233665669" table:style-name="ce7">
            <text:p>0,413929422</text:p>
          </table:table-cell>
          <table:table-cell office:value-type="float" office:value="-7.6614740521098703" table:formula="of:=20*LOG10([.G95])" table:style-name="ce8">
            <text:p>-7,66147405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9.72078703280155" table:style-name="ce5">
            <text:p>19,72078703</text:p>
          </table:table-cell>
          <table:table-cell office:value-type="float" office:value="-7.8471350447277226" table:style-name="ce8">
            <text:p>-7,847135045</text:p>
          </table:table-cell>
          <table:table-cell office:value-type="float" office:value="281360000000" table:style-name="ce7">
            <text:p>2,8136E+11</text:p>
          </table:table-cell>
          <table:table-cell office:value-type="float" office:value="1.065512005970998E-3" table:style-name="ce7">
            <text:p>0,001065512</text:p>
          </table:table-cell>
          <table:table-cell office:value-type="float" office:value="0.40400774513587739" table:style-name="ce7">
            <text:p>0,404007745</text:p>
          </table:table-cell>
          <table:table-cell office:value-type="float" office:value="-7.872206181078452" table:formula="of:=20*LOG10([.G96])" table:style-name="ce8">
            <text:p>-7,87220618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19.985316744089172" table:style-name="ce5">
            <text:p>19,98531674</text:p>
          </table:table-cell>
          <table:table-cell office:value-type="float" office:value="-8.6304070334270193" table:style-name="ce8">
            <text:p>-8,630407033</text:p>
          </table:table-cell>
          <table:table-cell office:value-type="float" office:value="281690000000" table:style-name="ce7">
            <text:p>2,8169E+11</text:p>
          </table:table-cell>
          <table:table-cell office:value-type="float" office:value="1.064263758031879E-3" table:style-name="ce7">
            <text:p>0,001064264</text:p>
          </table:table-cell>
          <table:table-cell office:value-type="float" office:value="0.39335592776016431" table:style-name="ce7">
            <text:p>0,393355928</text:p>
          </table:table-cell>
          <table:table-cell office:value-type="float" office:value="-8.1042860150638223" table:formula="of:=20*LOG10([.G97])" table:style-name="ce8">
            <text:p>-8,104286015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0.27837736795194" table:style-name="ce5">
            <text:p>20,27837737</text:p>
          </table:table-cell>
          <table:table-cell office:value-type="float" office:value="-9.4137631881932489" table:style-name="ce8">
            <text:p>-9,413763188</text:p>
          </table:table-cell>
          <table:table-cell office:value-type="float" office:value="282020000000" table:style-name="ce7">
            <text:p>2,8202E+11</text:p>
          </table:table-cell>
          <table:table-cell office:value-type="float" office:value="1.0630184313169279E-3" table:style-name="ce7">
            <text:p>0,001063018</text:p>
          </table:table-cell>
          <table:table-cell office:value-type="float" office:value="0.3820379680282599" table:style-name="ce7">
            <text:p>0,382037968</text:p>
          </table:table-cell>
          <table:table-cell office:value-type="float" office:value="-8.357869470260189" table:formula="of:=20*LOG10([.G98])" table:style-name="ce8">
            <text:p>-8,35786947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0.600997523392241" table:style-name="ce5">
            <text:p>20,60099752</text:p>
          </table:table-cell>
          <table:table-cell office:value-type="float" office:value="-10.19710962666452" table:style-name="ce8">
            <text:p>-10,19710963</text:p>
          </table:table-cell>
          <table:table-cell office:value-type="float" office:value="282350000000" table:style-name="ce7">
            <text:p>2,8235E+11</text:p>
          </table:table-cell>
          <table:table-cell office:value-type="float" office:value="1.061776015583496E-3" table:style-name="ce7">
            <text:p>0,001061776</text:p>
          </table:table-cell>
          <table:table-cell office:value-type="float" office:value="0.37011518214034428" table:style-name="ce7">
            <text:p>0,370115182</text:p>
          </table:table-cell>
          <table:table-cell office:value-type="float" office:value="-8.6332619952315159" table:formula="of:=20*LOG10([.G99])" table:style-name="ce8">
            <text:p>-8,633261995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0.954322078927309" table:style-name="ce5">
            <text:p>20,95432208</text:p>
          </table:table-cell>
          <table:table-cell office:value-type="float" office:value="-10.9802716941493" table:style-name="ce8">
            <text:p>-10,98027169</text:p>
          </table:table-cell>
          <table:table-cell office:value-type="float" office:value="282680000000" table:style-name="ce7">
            <text:p>2,8268E+11</text:p>
          </table:table-cell>
          <table:table-cell office:value-type="float" office:value="1.060536500636762E-3" table:style-name="ce7">
            <text:p>0,001060537</text:p>
          </table:table-cell>
          <table:table-cell office:value-type="float" office:value="0.35764564497924572" table:style-name="ce7">
            <text:p>0,357645645</text:p>
          </table:table-cell>
          <table:table-cell office:value-type="float" office:value="-8.9309411790901692" table:formula="of:=20*LOG10([.G100])" table:style-name="ce8">
            <text:p>-8,93094117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1.339615412508181" table:style-name="ce5">
            <text:p>21,33961541</text:p>
          </table:table-cell>
          <table:table-cell office:value-type="float" office:value="-11.762981861610751" table:style-name="ce8">
            <text:p>-11,76298186</text:p>
          </table:table-cell>
          <table:table-cell office:value-type="float" office:value="283010000000" table:style-name="ce7">
            <text:p>2,8301E+11</text:p>
          </table:table-cell>
          <table:table-cell office:value-type="float" office:value="1.0592998763294581E-3" table:style-name="ce7">
            <text:p>0,0010593</text:p>
          </table:table-cell>
          <table:table-cell office:value-type="float" office:value="0.34468384859552031" table:style-name="ce7">
            <text:p>0,344683849</text:p>
          </table:table-cell>
          <table:table-cell office:value-type="float" office:value="-9.2515813309812849" table:formula="of:=20*LOG10([.G101])" table:style-name="ce8">
            <text:p>-9,25158133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18.49</text:p>
          </table:table-cell>
          <table:table-cell office:value-type="float" office:value="21.758264638972381" table:style-name="ce5">
            <text:p>21,75826464</text:p>
          </table:table-cell>
          <table:table-cell office:value-type="float" office:value="-12.54486595040817" table:style-name="ce8">
            <text:p>-12,54486595</text:p>
          </table:table-cell>
          <table:table-cell office:value-type="float" office:value="283340000000" table:style-name="ce7">
            <text:p>2,8334E+11</text:p>
          </table:table-cell>
          <table:table-cell office:value-type="float" office:value="1.058066132561587E-3" table:style-name="ce7">
            <text:p>0,001058066</text:p>
          </table:table-cell>
          <table:table-cell office:value-type="float" office:value="0.33128054576902782" table:style-name="ce7">
            <text:p>0,331280546</text:p>
          </table:table-cell>
          <table:table-cell office:value-type="float" office:value="-9.5960813405094907" table:formula="of:=20*LOG10([.G102])" table:style-name="ce8">
            <text:p>-9,59608134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18.49</text:p>
          </table:table-cell>
          <table:table-cell office:value-type="float" office:value="22.211782633946608" table:style-name="ce6">
            <text:p>22,21178263</text:p>
          </table:table-cell>
          <table:table-cell office:value-type="float" office:value="-13.32542745249215" table:style-name="ce10">
            <text:p>-13,32542745</text:p>
          </table:table-cell>
          <table:table-cell office:value-type="float" office:value="283670000000" table:style-name="ce9">
            <text:p>2,8367E+11</text:p>
          </table:table-cell>
          <table:table-cell office:value-type="float" office:value="1.05683525928015E-3" table:style-name="ce9">
            <text:p>0,001056835</text:p>
          </table:table-cell>
          <table:table-cell office:value-type="float" office:value="0.31748274449504149" table:style-name="ce9">
            <text:p>0,317482744</text:p>
          </table:table-cell>
          <table:table-cell office:value-type="float" office:value="-9.9655974814076469" table:formula="of:=20*LOG10([.G103])" table:style-name="ce10">
            <text:p>-9,965597481</text:p>
          </table:table-cell>
          <table:table-cell table:number-columns-repeated="16376"/>
        </table:table-row>
        <table:table-row table:number-rows-repeated="1048473" table:style-name="ro2">
          <table:table-cell table:number-columns-repeated="16384"/>
        </table:table-row>
      </table:table>
      <table:table table:name="'file:///C:/Users/Moussa%20Sarr%20Ndiaye/Desktop/Materarbeit/buch/python/result.ods'#Sheet1" table:style-name="ta2">
        <table:table-source xlink:href="file:///C:/Users/Moussa%20Sarr%20Ndiaye/Desktop/Materarbeit/buch/python/result.ods" table:table-name="Sheet1" table:mode="copy-results-only"/>
        <table:table-column/>
        <table:table-row table:number-rows-repeated="4">
          <table:table-cell table:number-columns-repeated="16384"/>
        </table:table-row>
        <table:table-row>
          <table:table-cell table:number-columns-repeated="3"/>
          <table:table-cell office:value-type="float" office:value="21.23582364426035"/>
          <table:table-cell office:value-type="float" office:value="-11.558614026504371"/>
          <table:table-cell office:value-type="float" office:value="251000000000"/>
          <table:table-cell table:number-columns-repeated="2"/>
          <table:table-cell office:value-type="float" office:value="-9.165574318709087"/>
          <table:table-cell table:number-columns-repeated="16375"/>
        </table:table-row>
        <table:table-row>
          <table:table-cell table:number-columns-repeated="3"/>
          <table:table-cell office:value-type="float" office:value="21.762441056565081"/>
          <table:table-cell office:value-type="float" office:value="-12.55235028350056"/>
          <table:table-cell office:value-type="float" office:value="251330000000"/>
          <table:table-cell table:number-columns-repeated="2"/>
          <table:table-cell office:value-type="float" office:value="-9.5995002723106584"/>
          <table:table-cell table:number-columns-repeated="16375"/>
        </table:table-row>
        <table:table-row>
          <table:table-cell table:number-columns-repeated="3"/>
          <table:table-cell office:value-type="float" office:value="22.345605654690392"/>
          <table:table-cell office:value-type="float" office:value="-13.54426168719715"/>
          <table:table-cell office:value-type="float" office:value="251660000000"/>
          <table:table-cell table:number-columns-repeated="2"/>
          <table:table-cell office:value-type="float" office:value="-10.07403361346244"/>
          <table:table-cell table:number-columns-repeated="16375"/>
        </table:table-row>
        <table:table-row>
          <table:table-cell table:number-columns-repeated="3"/>
          <table:table-cell office:value-type="float" office:value="22.98878614659165"/>
          <table:table-cell office:value-type="float" office:value="-14.532989288153511"/>
          <table:table-cell office:value-type="float" office:value="251990000000"/>
          <table:table-cell table:number-columns-repeated="2"/>
          <table:table-cell office:value-type="float" office:value="-10.592307122989759"/>
          <table:table-cell table:number-columns-repeated="16375"/>
        </table:table-row>
        <table:table-row>
          <table:table-cell table:number-columns-repeated="3"/>
          <table:table-cell office:value-type="float" office:value="23.695799569539929"/>
          <table:table-cell office:value-type="float" office:value="-15.51673490817117"/>
          <table:table-cell office:value-type="float" office:value="252320000000"/>
          <table:table-cell table:number-columns-repeated="2"/>
          <table:table-cell office:value-type="float" office:value="-11.158413704755015"/>
          <table:table-cell table:number-columns-repeated="16375"/>
        </table:table-row>
        <table:table-row>
          <table:table-cell table:number-columns-repeated="3"/>
          <table:table-cell office:value-type="float" office:value="24.47081337713006"/>
          <table:table-cell office:value-type="float" office:value="-16.493178971836219"/>
          <table:table-cell office:value-type="float" office:value="252650000000"/>
          <table:table-cell table:number-columns-repeated="2"/>
          <table:table-cell office:value-type="float" office:value="-11.777646126273552"/>
          <table:table-cell table:number-columns-repeated="16375"/>
        </table:table-row>
        <table:table-row>
          <table:table-cell table:number-columns-repeated="3"/>
          <table:table-cell office:value-type="float" office:value="25.3183401454394"/>
          <table:table-cell office:value-type="float" office:value="-17.45938444367231"/>
          <table:table-cell office:value-type="float" office:value="252980000000"/>
          <table:table-cell table:number-columns-repeated="2"/>
          <table:table-cell office:value-type="float" office:value="-12.456834112831924"/>
          <table:table-cell table:number-columns-repeated="16375"/>
        </table:table-row>
        <table:table-row>
          <table:table-cell table:number-columns-repeated="3"/>
          <table:table-cell office:value-type="float" office:value="26.243221568296569"/>
          <table:table-cell office:value-type="float" office:value="-18.411685172216341"/>
          <table:table-cell office:value-type="float" office:value="253310000000"/>
          <table:table-cell table:number-columns-repeated="2"/>
          <table:table-cell office:value-type="float" office:value="-13.20483096017494"/>
          <table:table-cell table:number-columns-repeated="16375"/>
        </table:table-row>
        <table:table-row>
          <table:table-cell table:number-columns-repeated="3"/>
          <table:table-cell office:value-type="float" office:value="27.250597419827439"/>
          <table:table-cell office:value-type="float" office:value="-19.345557084548119"/>
          <table:table-cell office:value-type="float" office:value="253640000000"/>
          <table:table-cell table:number-columns-repeated="2"/>
          <table:table-cell office:value-type="float" office:value="-14.03323625739387"/>
          <table:table-cell table:number-columns-repeated="16375"/>
        </table:table-row>
        <table:table-row>
          <table:table-cell table:number-columns-repeated="3"/>
          <table:table-cell office:value-type="float" office:value="28.345853942686329"/>
          <table:table-cell office:value-type="float" office:value="-20.255471036870119"/>
          <table:table-cell office:value-type="float" office:value="253970000000"/>
          <table:table-cell table:number-columns-repeated="2"/>
          <table:table-cell office:value-type="float" office:value="-14.957505261028476"/>
          <table:table-cell table:number-columns-repeated="16375"/>
        </table:table-row>
        <table:table-row>
          <table:table-cell table:number-columns-repeated="3"/>
          <table:table-cell office:value-type="float" office:value="29.534544655817861"/>
          <table:table-cell office:value-type="float" office:value="-21.134726821488631"/>
          <table:table-cell office:value-type="float" office:value="254300000000"/>
          <table:table-cell table:number-columns-repeated="2"/>
          <table:table-cell office:value-type="float" office:value="-15.998720579873362"/>
          <table:table-cell table:number-columns-repeated="16375"/>
        </table:table-row>
        <table:table-row>
          <table:table-cell table:number-columns-repeated="3"/>
          <table:table-cell office:value-type="float" office:value="30.82227487276667"/>
          <table:table-cell office:value-type="float" office:value="-21.975269011032761"/>
          <table:table-cell office:value-type="float" office:value="254630000000"/>
          <table:table-cell table:number-columns-repeated="2"/>
          <table:table-cell office:value-type="float" office:value="-17.186562683499027"/>
          <table:table-cell table:number-columns-repeated="16375"/>
        </table:table-row>
        <table:table-row>
          <table:table-cell table:number-columns-repeated="3"/>
          <table:table-cell office:value-type="float" office:value="32.214539330281383"/>
          <table:table-cell office:value-type="float" office:value="-22.767487187313051"/>
          <table:table-cell office:value-type="float" office:value="254960000000"/>
          <table:table-cell table:number-columns-repeated="2"/>
          <table:table-cell office:value-type="float" office:value="-18.564604049126633"/>
          <table:table-cell table:number-columns-repeated="16375"/>
        </table:table-row>
        <table:table-row>
          <table:table-cell table:number-columns-repeated="3"/>
          <table:table-cell office:value-type="float" office:value="33.716500370542363"/>
          <table:table-cell office:value-type="float" office:value="-23.50000590582038"/>
          <table:table-cell office:value-type="float" office:value="255290000000"/>
          <table:table-cell table:number-columns-repeated="2"/>
          <table:table-cell office:value-type="float" office:value="-20.200517187108019"/>
          <table:table-cell table:number-columns-repeated="16375"/>
        </table:table-row>
        <table:table-row>
          <table:table-cell table:number-columns-repeated="3"/>
          <table:table-cell office:value-type="float" office:value="35.332692338275123"/>
          <table:table-cell office:value-type="float" office:value="-24.15947378261637"/>
          <table:table-cell office:value-type="float" office:value="255620000000"/>
          <table:table-cell table:number-columns-repeated="2"/>
          <table:table-cell office:value-type="float" office:value="-22.207944601243032"/>
          <table:table-cell table:number-columns-repeated="16375"/>
        </table:table-row>
        <table:table-row>
          <table:table-cell table:number-columns-repeated="3"/>
          <table:table-cell office:value-type="float" office:value="37.066636658920878"/>
          <table:table-cell office:value-type="float" office:value="-24.73036667248358"/>
          <table:table-cell office:value-type="float" office:value="255950000000"/>
          <table:table-cell table:number-columns-repeated="2"/>
          <table:table-cell office:value-type="float" office:value="-24.800901713061595"/>
          <table:table-cell table:number-columns-repeated="16375"/>
        </table:table-row>
        <table:table-row>
          <table:table-cell table:number-columns-repeated="3"/>
          <table:table-cell office:value-type="float" office:value="38.920352110278372"/>
          <table:table-cell office:value-type="float" office:value="-25.194827311223971"/>
          <table:table-cell office:value-type="float" office:value="256280000000"/>
          <table:table-cell table:number-columns-repeated="2"/>
          <table:table-cell office:value-type="float" office:value="-28.464552725294819"/>
          <table:table-cell table:number-columns-repeated="16375"/>
        </table:table-row>
        <table:table-row>
          <table:table-cell table:number-columns-repeated="3"/>
          <table:table-cell office:value-type="float" office:value="40.893747053894742"/>
          <table:table-cell office:value-type="float" office:value="-25.532573148514992"/>
          <table:table-cell office:value-type="float" office:value="256610000000"/>
          <table:table-cell table:number-columns-repeated="2"/>
          <table:table-cell office:value-type="float" office:value="-34.786398972765411"/>
          <table:table-cell table:number-columns-repeated="16375"/>
        </table:table-row>
        <table:table-row>
          <table:table-cell table:number-columns-repeated="3"/>
          <table:table-cell office:value-type="float" office:value="42.98388617925422"/>
          <table:table-cell office:value-type="float" office:value="-25.720915197808839"/>
          <table:table-cell office:value-type="float" office:value="256940000000"/>
          <table:table-cell table:number-columns-repeated="2"/>
          <table:table-cell office:value-type="float" office:value="-60.759119275380229"/>
          <table:table-cell table:number-columns-repeated="16375"/>
        </table:table-row>
        <table:table-row>
          <table:table-cell table:number-columns-repeated="3"/>
          <table:table-cell office:value-type="float" office:value="45.184135294655697"/>
          <table:table-cell office:value-type="float" office:value="-25.734942769507921"/>
          <table:table-cell office:value-type="float" office:value="257270000000"/>
          <table:table-cell table:number-columns-repeated="2"/>
          <table:table-cell office:value-type="float" office:value="-34.155770509275214"/>
          <table:table-cell table:number-columns-repeated="16375"/>
        </table:table-row>
        <table:table-row>
          <table:table-cell table:number-columns-repeated="3"/>
          <table:table-cell office:value-type="float" office:value="47.483205699637907"/>
          <table:table-cell office:value-type="float" office:value="-25.54794016087947"/>
          <table:table-cell office:value-type="float" office:value="257600000000"/>
          <table:table-cell table:number-columns-repeated="2"/>
          <table:table-cell office:value-type="float" office:value="-28.468544758518139"/>
          <table:table-cell table:number-columns-repeated="16375"/>
        </table:table-row>
        <table:table-row>
          <table:table-cell table:number-columns-repeated="3"/>
          <table:table-cell office:value-type="float" office:value="49.864146259743073"/>
          <table:table-cell office:value-type="float" office:value="-25.132108616312571"/>
          <table:table-cell office:value-type="float" office:value="257930000000"/>
          <table:table-cell table:number-columns-repeated="2"/>
          <table:table-cell office:value-type="float" office:value="-25.165364245643012"/>
          <table:table-cell table:number-columns-repeated="16375"/>
        </table:table-row>
        <table:table-row>
          <table:table-cell table:number-columns-repeated="3"/>
          <table:table-cell office:value-type="float" office:value="52.303366982998597"/>
          <table:table-cell office:value-type="float" office:value="-24.459665357820761"/>
          <table:table-cell office:value-type="float" office:value="258260000000"/>
          <table:table-cell table:number-columns-repeated="2"/>
          <table:table-cell office:value-type="float" office:value="-22.872631573468695"/>
          <table:table-cell table:number-columns-repeated="16375"/>
        </table:table-row>
        <table:table-row>
          <table:table-cell table:number-columns-repeated="3"/>
          <table:table-cell office:value-type="float" office:value="54.769820893543013"/>
          <table:table-cell office:value-type="float" office:value="-23.504374872010629"/>
          <table:table-cell office:value-type="float" office:value="258590000000"/>
          <table:table-cell table:number-columns-repeated="2"/>
          <table:table-cell office:value-type="float" office:value="-21.150586145579176"/>
          <table:table-cell table:number-columns-repeated="16375"/>
        </table:table-row>
        <table:table-row>
          <table:table-cell table:number-columns-repeated="3"/>
          <table:table-cell office:value-type="float" office:value="57.224515718523257"/>
          <table:table-cell office:value-type="float" office:value="-22.243528909561942"/>
          <table:table-cell office:value-type="float" office:value="258920000000"/>
          <table:table-cell table:number-columns-repeated="2"/>
          <table:table-cell office:value-type="float" office:value="-19.802616373945206"/>
          <table:table-cell table:number-columns-repeated="16375"/>
        </table:table-row>
        <table:table-row>
          <table:table-cell table:number-columns-repeated="3"/>
          <table:table-cell office:value-type="float" office:value="59.620562564331721"/>
          <table:table-cell office:value-type="float" office:value="-20.660325259322871"/>
          <table:table-cell office:value-type="float" office:value="259250000000"/>
          <table:table-cell table:number-columns-repeated="2"/>
          <table:table-cell office:value-type="float" office:value="-18.724520616601538"/>
          <table:table-cell table:number-columns-repeated="16375"/>
        </table:table-row>
        <table:table-row>
          <table:table-cell table:number-columns-repeated="3"/>
          <table:table-cell office:value-type="float" office:value="61.903979127155218"/>
          <table:table-cell office:value-type="float" office:value="-18.74650082647133"/>
          <table:table-cell office:value-type="float" office:value="259580000000"/>
          <table:table-cell table:number-columns-repeated="2"/>
          <table:table-cell office:value-type="float" office:value="-17.855106840407135"/>
          <table:table-cell table:number-columns-repeated="16375"/>
        </table:table-row>
        <table:table-row>
          <table:table-cell table:number-columns-repeated="3"/>
          <table:table-cell office:value-type="float" office:value="64.015430625145456"/>
          <table:table-cell office:value-type="float" office:value="-16.504961018434429"/>
          <table:table-cell office:value-type="float" office:value="259910000000"/>
          <table:table-cell table:number-columns-repeated="2"/>
          <table:table-cell office:value-type="float" office:value="-17.155983942050391"/>
          <table:table-cell table:number-columns-repeated="16375"/>
        </table:table-row>
        <table:table-row>
          <table:table-cell table:number-columns-repeated="3"/>
          <table:table-cell office:value-type="float" office:value="65.892995861163669"/>
          <table:table-cell office:value-type="float" office:value="-13.95203740676282"/>
          <table:table-cell office:value-type="float" office:value="260240000000"/>
          <table:table-cell table:number-columns-repeated="2"/>
          <table:table-cell office:value-type="float" office:value="-16.602013775393672"/>
          <table:table-cell table:number-columns-repeated="16375"/>
        </table:table-row>
        <table:table-row>
          <table:table-cell table:number-columns-repeated="3"/>
          <table:table-cell office:value-type="float" office:value="67.475884201230357"/>
          <table:table-cell office:value-type="float" office:value="-11.11893469646369"/>
          <table:table-cell office:value-type="float" office:value="260570000000"/>
          <table:table-cell table:number-columns-repeated="2"/>
          <table:table-cell office:value-type="float" office:value="-16.176318246377647"/>
          <table:table-cell table:number-columns-repeated="16375"/>
        </table:table-row>
        <table:table-row>
          <table:table-cell table:number-columns-repeated="3"/>
          <table:table-cell office:value-type="float" office:value="68.708819886285156"/>
          <table:table-cell office:value-type="float" office:value="-8.0519374634256256"/>
          <table:table-cell office:value-type="float" office:value="260900000000"/>
          <table:table-cell table:number-columns-repeated="2"/>
          <table:table-cell office:value-type="float" office:value="-15.86747120175238"/>
          <table:table-cell table:number-columns-repeated="16375"/>
        </table:table-row>
        <table:table-row>
          <table:table-cell table:number-columns-repeated="3"/>
          <table:table-cell office:value-type="float" office:value="69.546598639800337"/>
          <table:table-cell office:value-type="float" office:value="-4.8110681348625306"/>
          <table:table-cell office:value-type="float" office:value="261230000000"/>
          <table:table-cell table:number-columns-repeated="2"/>
          <table:table-cell office:value-type="float" office:value="-15.66784209495691"/>
          <table:table-cell table:number-columns-repeated="16375"/>
        </table:table-row>
        <table:table-row>
          <table:table-cell table:number-columns-repeated="3"/>
          <table:table-cell office:value-type="float" office:value="69.958174141677048"/>
          <table:table-cell office:value-type="float" office:value="-1.4671218231007599"/>
          <table:table-cell office:value-type="float" office:value="261560000000"/>
          <table:table-cell table:number-columns-repeated="2"/>
          <table:table-cell office:value-type="float" office:value="-15.5726027042985"/>
          <table:table-cell table:number-columns-repeated="16375"/>
        </table:table-row>
        <table:table-row>
          <table:table-cell table:number-columns-repeated="3"/>
          <table:table-cell office:value-type="float" office:value="69.929613402662454"/>
          <table:table-cell office:value-type="float" office:value="1.902690651945653"/>
          <table:table-cell office:value-type="float" office:value="261890000000"/>
          <table:table-cell table:number-columns-repeated="2"/>
          <table:table-cell office:value-type="float" office:value="-15.579153410073578"/>
          <table:table-cell table:number-columns-repeated="16375"/>
        </table:table-row>
        <table:table-row>
          <table:table-cell table:number-columns-repeated="3"/>
          <table:table-cell office:value-type="float" office:value="69.465403690091307"/>
          <table:table-cell office:value-type="float" office:value="5.2199630967067367"/>
          <table:table-cell office:value-type="float" office:value="262220000000"/>
          <table:table-cell table:number-columns-repeated="2"/>
          <table:table-cell office:value-type="float" office:value="-15.686846677540046"/>
          <table:table-cell table:number-columns-repeated="16375"/>
        </table:table-row>
        <table:table-row>
          <table:table-cell table:number-columns-repeated="3"/>
          <table:table-cell office:value-type="float" office:value="68.587878291863177"/>
          <table:table-cell office:value-type="float" office:value="8.4104531400993352"/>
          <table:table-cell office:value-type="float" office:value="262550000000"/>
          <table:table-cell table:number-columns-repeated="2"/>
          <table:table-cell office:value-type="float" office:value="-15.8969524348334"/>
          <table:table-cell table:number-columns-repeated="16375"/>
        </table:table-row>
        <table:table-row>
          <table:table-cell table:number-columns-repeated="3"/>
          <table:table-cell office:value-type="float" office:value="67.334878756616405"/>
          <table:table-cell office:value-type="float" office:value="11.40882692792553"/>
          <table:table-cell office:value-type="float" office:value="262880000000"/>
          <table:table-cell table:number-columns-repeated="2"/>
          <table:table-cell office:value-type="float" office:value="-16.21285519716314"/>
          <table:table-cell table:number-columns-repeated="16375"/>
        </table:table-row>
        <table:table-row>
          <table:table-cell table:number-columns-repeated="3"/>
          <table:table-cell office:value-type="float" office:value="65.756085503990562"/>
          <table:table-cell office:value-type="float" office:value="14.16218349111735"/>
          <table:table-cell office:value-type="float" office:value="263210000000"/>
          <table:table-cell table:number-columns-repeated="2"/>
          <table:table-cell office:value-type="float" office:value="-16.640514891535091"/>
          <table:table-cell table:number-columns-repeated="16375"/>
        </table:table-row>
        <table:table-row>
          <table:table-cell table:number-columns-repeated="3"/>
          <table:table-cell office:value-type="float" office:value="63.908640445105988"/>
          <table:table-cell office:value-type="float" office:value="16.632025161055932"/>
          <table:table-cell office:value-type="float" office:value="263540000000"/>
          <table:table-cell table:number-columns-repeated="2"/>
          <table:table-cell office:value-type="float" office:value="-17.189279192998931"/>
          <table:table-cell table:number-columns-repeated="16375"/>
        </table:table-row>
        <table:table-row>
          <table:table-cell table:number-columns-repeated="3"/>
          <table:table-cell office:value-type="float" office:value="61.852716757666613"/>
          <table:table-cell office:value-type="float" office:value="18.794649137023381"/>
          <table:table-cell office:value-type="float" office:value="263870000000"/>
          <table:table-cell table:number-columns-repeated="2"/>
          <table:table-cell office:value-type="float" office:value="-17.873229298625979"/>
          <table:table-cell table:number-columns-repeated="16375"/>
        </table:table-row>
        <table:table-row>
          <table:table-cell table:number-columns-repeated="3"/>
          <table:table-cell office:value-type="float" office:value="59.647581041735812"/>
          <table:table-cell office:value-type="float" office:value="20.64019441275039"/>
          <table:table-cell office:value-type="float" office:value="264200000000"/>
          <table:table-cell table:number-columns-repeated="2"/>
          <table:table-cell office:value-type="float" office:value="-18.713422673306816"/>
          <table:table-cell table:number-columns-repeated="16375"/>
        </table:table-row>
        <table:table-row>
          <table:table-cell table:number-columns-repeated="3"/>
          <table:table-cell office:value-type="float" office:value="57.348499390889693"/>
          <table:table-cell office:value-type="float" office:value="22.170734395199251"/>
          <table:table-cell office:value-type="float" office:value="264530000000"/>
          <table:table-cell table:number-columns-repeated="2"/>
          <table:table-cell office:value-type="float" office:value="-19.741782579469298"/>
          <table:table-cell table:number-columns-repeated="16375"/>
        </table:table-row>
        <table:table-row>
          <table:table-cell table:number-columns-repeated="3"/>
          <table:table-cell office:value-type="float" office:value="55.004628509909892"/>
          <table:table-cell office:value-type="float" office:value="23.397848488359958"/>
          <table:table-cell office:value-type="float" office:value="264860000000"/>
          <table:table-cell table:number-columns-repeated="2"/>
          <table:table-cell office:value-type="float" office:value="-21.008289870075817"/>
          <table:table-cell table:number-columns-repeated="16375"/>
        </table:table-row>
        <table:table-row>
          <table:table-cell table:number-columns-repeated="3"/>
          <table:table-cell office:value-type="float" office:value="52.657857691355652"/>
          <table:table-cell office:value-type="float" office:value="24.340059306577949"/>
          <table:table-cell office:value-type="float" office:value="265190000000"/>
          <table:table-cell table:number-columns-repeated="2"/>
          <table:table-cell office:value-type="float" office:value="-22.595518315131308"/>
          <table:table-cell table:number-columns-repeated="16375"/>
        </table:table-row>
        <table:table-row>
          <table:table-cell table:number-columns-repeated="3"/>
          <table:table-cell office:value-type="float" office:value="50.342452823623447"/>
          <table:table-cell office:value-type="float" office:value="25.02042492124589"/>
          <table:table-cell office:value-type="float" office:value="265520000000"/>
          <table:table-cell table:number-columns-repeated="2"/>
          <table:table-cell office:value-type="float" office:value="-24.651875695730801"/>
          <table:table-cell table:number-columns-repeated="16375"/>
        </table:table-row>
        <table:table-row>
          <table:table-cell table:number-columns-repeated="3"/>
          <table:table-cell office:value-type="float" office:value="48.085301195613681"/>
          <table:table-cell office:value-type="float" office:value="25.464464797398779"/>
          <table:table-cell office:value-type="float" office:value="265850000000"/>
          <table:table-cell table:number-columns-repeated="2"/>
          <table:table-cell office:value-type="float" office:value="-27.482828168781687"/>
          <table:table-cell table:number-columns-repeated="16375"/>
        </table:table-row>
        <table:table-row>
          <table:table-cell table:number-columns-repeated="3"/>
          <table:table-cell office:value-type="float" office:value="45.90655232866095"/>
          <table:table-cell office:value-type="float" office:value="25.69849971120173"/>
          <table:table-cell office:value-type="float" office:value="266180000000"/>
          <table:table-cell table:number-columns-repeated="2"/>
          <table:table-cell office:value-type="float" office:value="-31.890603430768365"/>
          <table:table-cell table:number-columns-repeated="16375"/>
        </table:table-row>
        <table:table-row>
          <table:table-cell table:number-columns-repeated="3"/>
          <table:table-cell office:value-type="float" office:value="43.820476907333983"/>
          <table:table-cell office:value-type="float" office:value="25.748412564504392"/>
          <table:table-cell office:value-type="float" office:value="266510000000"/>
          <table:table-cell table:number-columns-repeated="2"/>
          <table:table-cell office:value-type="float" office:value="-41.738760689215191"/>
          <table:table-cell table:number-columns-repeated="16375"/>
        </table:table-row>
        <table:table-row>
          <table:table-cell table:number-columns-repeated="3"/>
          <table:table-cell office:value-type="float" office:value="41.836406273343158"/>
          <table:table-cell office:value-type="float" office:value="25.638790754362709"/>
          <table:table-cell office:value-type="float" office:value="266840000000"/>
          <table:table-cell table:number-columns-repeated="2"/>
          <table:table-cell office:value-type="float" office:value="-40.526885686162181"/>
          <table:table-cell table:number-columns-repeated="16375"/>
        </table:table-row>
        <table:table-row>
          <table:table-cell table:number-columns-repeated="3"/>
          <table:table-cell office:value-type="float" office:value="39.95965686261399"/>
          <table:table-cell office:value-type="float" office:value="25.39238757889083"/>
          <table:table-cell office:value-type="float" office:value="267170000000"/>
          <table:table-cell table:number-columns-repeated="2"/>
          <table:table-cell office:value-type="float" office:value="-31.284929190685023"/>
          <table:table-cell table:number-columns-repeated="16375"/>
        </table:table-row>
        <table:table-row>
          <table:table-cell table:number-columns-repeated="3"/>
          <table:table-cell office:value-type="float" office:value="38.192380526959518"/>
          <table:table-cell office:value-type="float" office:value="25.029833660322819"/>
          <table:table-cell office:value-type="float" office:value="267500000000"/>
          <table:table-cell table:number-columns-repeated="2"/>
          <table:table-cell office:value-type="float" office:value="-26.872029895144287"/>
          <table:table-cell table:number-columns-repeated="16375"/>
        </table:table-row>
        <table:table-row>
          <table:table-cell table:number-columns-repeated="3"/>
          <table:table-cell office:value-type="float" office:value="36.534310088510402"/>
          <table:table-cell office:value-type="float" office:value="24.569533225379001"/>
          <table:table-cell office:value-type="float" office:value="267830000000"/>
          <table:table-cell table:number-columns-repeated="2"/>
          <table:table-cell office:value-type="float" office:value="-23.941922278332125"/>
          <table:table-cell table:number-columns-repeated="16375"/>
        </table:table-row>
        <table:table-row>
          <table:table-cell table:number-columns-repeated="3"/>
          <table:table-cell office:value-type="float" office:value="34.983389547216191"/>
          <table:table-cell office:value-type="float" office:value="24.027689254631589"/>
          <table:table-cell office:value-type="float" office:value="268160000000"/>
          <table:table-cell table:number-columns-repeated="2"/>
          <table:table-cell office:value-type="float" office:value="-21.74696482847466"/>
          <table:table-cell table:number-columns-repeated="16375"/>
        </table:table-row>
        <table:table-row>
          <table:table-cell table:number-columns-repeated="3"/>
          <table:table-cell office:value-type="float" office:value="33.536291273241943"/>
          <table:table-cell office:value-type="float" office:value="23.418412511384481"/>
          <table:table-cell office:value-type="float" office:value="268490000000"/>
          <table:table-cell table:number-columns-repeated="2"/>
          <table:table-cell office:value-type="float" office:value="-19.994235592908932"/>
          <table:table-cell table:number-columns-repeated="16375"/>
        </table:table-row>
        <table:table-row>
          <table:table-cell table:number-columns-repeated="3"/>
          <table:table-cell office:value-type="float" office:value="32.188829915898673"/>
          <table:table-cell office:value-type="float" office:value="22.753880184574189"/>
          <table:table-cell office:value-type="float" office:value="268820000000"/>
          <table:table-cell table:number-columns-repeated="2"/>
          <table:table-cell office:value-type="float" office:value="-18.538088363950685"/>
          <table:table-cell table:number-columns-repeated="16375"/>
        </table:table-row>
        <table:table-row>
          <table:table-cell table:number-columns-repeated="3"/>
          <table:table-cell office:value-type="float" office:value="30.936286266040661"/>
          <table:table-cell office:value-type="float" office:value="22.044519259452159"/>
          <table:table-cell office:value-type="float" office:value="269150000000"/>
          <table:table-cell table:number-columns-repeated="2"/>
          <table:table-cell office:value-type="float" office:value="-17.295367362042008"/>
          <table:table-cell table:number-columns-repeated="16375"/>
        </table:table-row>
        <table:table-row>
          <table:table-cell table:number-columns-repeated="3"/>
          <table:table-cell office:value-type="float" office:value="29.773655271693588"/>
          <table:table-cell office:value-type="float" office:value="21.299197373144722"/>
          <table:table-cell office:value-type="float" office:value="269480000000"/>
          <table:table-cell table:number-columns-repeated="2"/>
          <table:table-cell office:value-type="float" office:value="-16.214053904236593"/>
          <table:table-cell table:number-columns-repeated="16375"/>
        </table:table-row>
        <table:table-row>
          <table:table-cell table:number-columns-repeated="3"/>
          <table:table-cell office:value-type="float" office:value="28.69583185005413"/>
          <table:table-cell office:value-type="float" office:value="20.525409823865111"/>
          <table:table-cell office:value-type="float" office:value="269810000000"/>
          <table:table-cell table:number-columns-repeated="2"/>
          <table:table-cell office:value-type="float" office:value="-15.259423220823017"/>
          <table:table-cell table:number-columns-repeated="16375"/>
        </table:table-row>
        <table:table-row>
          <table:table-cell table:number-columns-repeated="3"/>
          <table:table-cell office:value-type="float" office:value="27.697746780025739"/>
          <table:table-cell office:value-type="float" office:value="19.72945578393464"/>
          <table:table-cell office:value-type="float" office:value="270140000000"/>
          <table:table-cell table:number-columns-repeated="2"/>
          <table:table-cell office:value-type="float" office:value="-14.4071457099132"/>
          <table:table-cell table:number-columns-repeated="16375"/>
        </table:table-row>
        <table:table-row>
          <table:table-cell table:number-columns-repeated="3"/>
          <table:table-cell office:value-type="float" office:value="26.774463267912729"/>
          <table:table-cell office:value-type="float" office:value="18.916599892010701"/>
          <table:table-cell office:value-type="float" office:value="270470000000"/>
          <table:table-cell table:number-columns-repeated="2"/>
          <table:table-cell office:value-type="float" office:value="-13.639529985640573"/>
          <table:table-cell table:number-columns-repeated="16375"/>
        </table:table-row>
        <table:table-row>
          <table:table-cell table:number-columns-repeated="3"/>
          <table:table-cell office:value-type="float" office:value="25.921243041080221"/>
          <table:table-cell office:value-type="float" office:value="18.091217545869689"/>
          <table:table-cell office:value-type="float" office:value="270800000000"/>
          <table:table-cell table:number-columns-repeated="2"/>
          <table:table-cell office:value-type="float" office:value="-12.943332693227912"/>
          <table:table-cell table:number-columns-repeated="16375"/>
        </table:table-row>
        <table:table-row>
          <table:table-cell table:number-columns-repeated="3"/>
          <table:table-cell office:value-type="float" office:value="25.133589199636571"/>
          <table:table-cell office:value-type="float" office:value="17.256923629501351"/>
          <table:table-cell office:value-type="float" office:value="271130000000"/>
          <table:table-cell table:number-columns-repeated="2"/>
          <table:table-cell office:value-type="float" office:value="-12.30841078490255"/>
          <table:table-cell table:number-columns-repeated="16375"/>
        </table:table-row>
        <table:table-row>
          <table:table-cell table:number-columns-repeated="3"/>
          <table:table-cell office:value-type="float" office:value="24.407271620649681"/>
          <table:table-cell office:value-type="float" office:value="16.416685289295572"/>
          <table:table-cell office:value-type="float" office:value="271460000000"/>
          <table:table-cell table:number-columns-repeated="2"/>
          <table:table-cell office:value-type="float" office:value="-11.726854904397175"/>
          <table:table-cell table:number-columns-repeated="16375"/>
        </table:table-row>
        <table:table-row>
          <table:table-cell table:number-columns-repeated="3"/>
          <table:table-cell office:value-type="float" office:value="23.73833948819528"/>
          <table:table-cell office:value-type="float" office:value="15.57291988194776"/>
          <table:table-cell office:value-type="float" office:value="271790000000"/>
          <table:table-cell table:number-columns-repeated="2"/>
          <table:table-cell office:value-type="float" office:value="-11.19241139438139"/>
          <table:table-cell table:number-columns-repeated="16375"/>
        </table:table-row>
        <table:table-row>
          <table:table-cell table:number-columns-repeated="3"/>
          <table:table-cell office:value-type="float" office:value="23.1231245114286"/>
          <table:table-cell office:value-type="float" office:value="14.7275794704689"/>
          <table:table-cell office:value-type="float" office:value="272120000000"/>
          <table:table-cell table:number-columns-repeated="2"/>
          <table:table-cell office:value-type="float" office:value="-10.700084692364417"/>
          <table:table-cell table:number-columns-repeated="16375"/>
        </table:table-row>
        <table:table-row>
          <table:table-cell table:number-columns-repeated="3"/>
          <table:table-cell office:value-type="float" office:value="22.558237572674361"/>
          <table:table-cell office:value-type="float" office:value="13.88222333143043"/>
          <table:table-cell office:value-type="float" office:value="272450000000"/>
          <table:table-cell table:number-columns-repeated="2"/>
          <table:table-cell office:value-type="float" office:value="-10.245856408302998"/>
          <table:table-cell table:number-columns-repeated="16375"/>
        </table:table-row>
        <table:table-row>
          <table:table-cell table:number-columns-repeated="3"/>
          <table:table-cell office:value-type="float" office:value="22.04056089273293"/>
          <table:table-cell office:value-type="float" office:value="13.03807991819377"/>
          <table:table-cell office:value-type="float" office:value="272780000000"/>
          <table:table-cell table:number-columns-repeated="2"/>
          <table:table-cell office:value-type="float" office:value="-9.8264820756983813"/>
          <table:table-cell table:number-columns-repeated="16375"/>
        </table:table-row>
        <table:table-row>
          <table:table-cell table:number-columns-repeated="3"/>
          <table:table-cell office:value-type="float" office:value="21.567237284623051"/>
          <table:table-cell office:value-type="float" office:value="12.19609964436995"/>
          <table:table-cell office:value-type="float" office:value="273110000000"/>
          <table:table-cell table:number-columns-repeated="2"/>
          <table:table-cell office:value-type="float" office:value="-9.4393408420929585"/>
          <table:table-cell table:number-columns-repeated="16375"/>
        </table:table-row>
        <table:table-row>
          <table:table-cell table:number-columns-repeated="3"/>
          <table:table-cell office:value-type="float" office:value="21.135657664801911"/>
          <table:table-cell office:value-type="float" office:value="11.356999738149669"/>
          <table:table-cell office:value-type="float" office:value="273440000000"/>
          <table:table-cell table:number-columns-repeated="2"/>
          <table:table-cell office:value-type="float" office:value="-9.0823219112336577"/>
          <table:table-cell table:number-columns-repeated="16375"/>
        </table:table-row>
        <table:table-row>
          <table:table-cell table:number-columns-repeated="3"/>
          <table:table-cell office:value-type="float" office:value="20.74344768044223"/>
          <table:table-cell office:value-type="float" office:value="10.5213022905524"/>
          <table:table-cell office:value-type="float" office:value="273770000000"/>
          <table:table-cell table:number-columns-repeated="2"/>
          <table:table-cell office:value-type="float" office:value="-8.7537368276612444"/>
          <table:table-cell table:number-columns-repeated="16375"/>
        </table:table-row>
        <table:table-row>
          <table:table-cell table:number-columns-repeated="3"/>
          <table:table-cell office:value-type="float" office:value="20.388454073781091"/>
          <table:table-cell office:value-type="float" office:value="9.6893664911300004"/>
          <table:table-cell office:value-type="float" office:value="274100000000"/>
          <table:table-cell table:number-columns-repeated="2"/>
          <table:table-cell office:value-type="float" office:value="-8.4522500493346868"/>
          <table:table-cell table:number-columns-repeated="16375"/>
        </table:table-row>
        <table:table-row>
          <table:table-cell table:number-columns-repeated="3"/>
          <table:table-cell office:value-type="float" office:value="20.068731224313531"/>
          <table:table-cell office:value-type="float" office:value="8.861415920501269"/>
          <table:table-cell office:value-type="float" office:value="274430000000"/>
          <table:table-cell table:number-columns-repeated="2"/>
          <table:table-cell office:value-type="float" office:value="-8.1768224490705403"/>
          <table:table-cell table:number-columns-repeated="16375"/>
        </table:table-row>
        <table:table-row>
          <table:table-cell table:number-columns-repeated="3"/>
          <table:table-cell office:value-type="float" office:value="19.782528174037392"/>
          <table:table-cell office:value-type="float" office:value="8.0375616543434756"/>
          <table:table-cell office:value-type="float" office:value="274760000000"/>
          <table:table-cell table:number-columns-repeated="2"/>
          <table:table-cell office:value-type="float" office:value="-7.9266638718506481"/>
          <table:table-cell table:number-columns-repeated="16375"/>
        </table:table-row>
        <table:table-row>
          <table:table-cell table:number-columns-repeated="3"/>
          <table:table-cell office:value-type="float" office:value="19.52827633993007"/>
          <table:table-cell office:value-type="float" office:value="7.2178218300295098"/>
          <table:table-cell office:value-type="float" office:value="275090000000"/>
          <table:table-cell table:number-columns-repeated="2"/>
          <table:table-cell office:value-type="float" office:value="-7.7011919280388881"/>
          <table:table-cell table:number-columns-repeated="16375"/>
        </table:table-row>
        <table:table-row>
          <table:table-cell table:number-columns-repeated="3"/>
          <table:table-cell office:value-type="float" office:value="19.30457804333912"/>
          <table:table-cell office:value-type="float" office:value="6.402138235553112"/>
          <table:table-cell office:value-type="float" office:value="275420000000"/>
          <table:table-cell table:number-columns-repeated="2"/>
          <table:table-cell office:value-type="float" office:value="-7.4999949956563299"/>
          <table:table-cell table:number-columns-repeated="16375"/>
        </table:table-row>
        <table:table-row>
          <table:table-cell table:number-columns-repeated="3"/>
          <table:table-cell office:value-type="float" office:value="19.110195931709871"/>
          <table:table-cell office:value-type="float" office:value="5.5903904004787366"/>
          <table:table-cell office:value-type="float" office:value="275750000000"/>
          <table:table-cell table:number-columns-repeated="2"/>
          <table:table-cell office:value-type="float" office:value="-7.3227980478972903"/>
          <table:table-cell table:number-columns-repeated="16375"/>
        </table:table-row>
        <table:table-row>
          <table:table-cell table:number-columns-repeated="3"/>
          <table:table-cell office:value-type="float" office:value="18.94404332916184"/>
          <table:table-cell office:value-type="float" office:value="4.7824075996856674"/>
          <table:table-cell office:value-type="float" office:value="276080000000"/>
          <table:table-cell table:number-columns-repeated="2"/>
          <table:table-cell office:value-type="float" office:value="-7.1694304811043157"/>
          <table:table-cell table:number-columns-repeated="16375"/>
        </table:table-row>
        <table:table-row>
          <table:table-cell table:number-columns-repeated="3"/>
          <table:table-cell office:value-type="float" office:value="18.805175525066851"/>
          <table:table-cell office:value-type="float" office:value="3.977979121683167"/>
          <table:table-cell office:value-type="float" office:value="276410000000"/>
          <table:table-cell table:number-columns-repeated="2"/>
          <table:table-cell office:value-type="float" office:value="-7.0397956256026628"/>
          <table:table-cell table:number-columns-repeated="16375"/>
        </table:table-row>
        <table:table-row>
          <table:table-cell table:number-columns-repeated="3"/>
          <table:table-cell office:value-type="float" office:value="18.692781991062329"/>
          <table:table-cell office:value-type="float" office:value="3.1768631032479302"/>
          <table:table-cell office:value-type="float" office:value="276740000000"/>
          <table:table-cell table:number-columns-repeated="2"/>
          <table:table-cell office:value-type="float" office:value="-6.9338420806931067"/>
          <table:table-cell table:number-columns-repeated="16375"/>
        </table:table-row>
        <table:table-row>
          <table:table-cell table:number-columns-repeated="3"/>
          <table:table-cell office:value-type="float" office:value="18.60617950460826"/>
          <table:table-cell office:value-type="float" office:value="2.3787941900425289"/>
          <table:table-cell office:value-type="float" office:value="277070000000"/>
          <table:table-cell table:number-columns-repeated="2"/>
          <table:table-cell office:value-type="float" office:value="-6.8515374057188803"/>
          <table:table-cell table:number-columns-repeated="16375"/>
        </table:table-row>
        <table:table-row>
          <table:table-cell table:number-columns-repeated="3"/>
          <table:table-cell office:value-type="float" office:value="18.54480614955262"/>
          <table:table-cell office:value-type="float" office:value="1.583490247759233"/>
          <table:table-cell office:value-type="float" office:value="277400000000"/>
          <table:table-cell table:number-columns-repeated="2"/>
          <table:table-cell office:value-type="float" office:value="-6.7928449856618727"/>
          <table:table-cell table:number-columns-repeated="16375"/>
        </table:table-row>
        <table:table-row>
          <table:table-cell table:number-columns-repeated="3"/>
          <table:table-cell office:value-type="float" office:value="18.508216159894179"/>
          <table:table-cell office:value-type="float" office:value="0.79065831931957342"/>
          <table:table-cell office:value-type="float" office:value="277730000000"/>
          <table:table-cell table:number-columns-repeated="2"/>
          <table:table-cell office:value-type="float" office:value="-6.7577050323915095"/>
          <table:table-cell table:number-columns-repeated="16375"/>
        </table:table-row>
        <table:table-row>
          <table:table-cell table:number-columns-repeated="3"/>
          <table:table-cell office:value-type="float" office:value="18.49607557102178"/>
          <table:table-cell office:value-type="float" office:value="6.8119311403095839E-14"/>
          <table:table-cell office:value-type="float" office:value="278060000000"/>
          <table:table-cell table:number-columns-repeated="2"/>
          <table:table-cell office:value-type="float" office:value="-6.7460206525064015"/>
          <table:table-cell table:number-columns-repeated="16375"/>
        </table:table-row>
        <table:table-row>
          <table:table-cell table:number-columns-repeated="3"/>
          <table:table-cell office:value-type="float" office:value="18.508158642388061"/>
          <table:table-cell office:value-type="float" office:value="-0.78878361665639052"/>
          <table:table-cell office:value-type="float" office:value="278390000000"/>
          <table:table-cell table:number-columns-repeated="2"/>
          <table:table-cell office:value-type="float" office:value="-6.7576497056715219"/>
          <table:table-cell table:number-columns-repeated="16375"/>
        </table:table-row>
        <table:table-row>
          <table:table-cell table:number-columns-repeated="3"/>
          <table:table-cell office:value-type="float" office:value="18.544345016248371"/>
          <table:table-cell office:value-type="float" office:value="-1.5759872841607669"/>
          <table:table-cell office:value-type="float" office:value="278720000000"/>
          <table:table-cell table:number-columns-repeated="2"/>
          <table:table-cell office:value-type="float" office:value="-6.7924028229059896"/>
          <table:table-cell table:number-columns-repeated="16375"/>
        </table:table-row>
        <table:table-row>
          <table:table-cell table:number-columns-repeated="3"/>
          <table:table-cell office:value-type="float" office:value="18.60461757828174"/>
          <table:table-cell office:value-type="float" office:value="-2.361897112904535"/>
          <table:table-cell office:value-type="float" office:value="279050000000"/>
          <table:table-cell table:number-columns-repeated="2"/>
          <table:table-cell office:value-type="float" office:value="-6.8500475138011341"/>
          <table:table-cell table:number-columns-repeated="16375"/>
        </table:table-row>
        <table:table-row>
          <table:table-cell table:number-columns-repeated="3"/>
          <table:table-cell office:value-type="float" office:value="18.689060987226799"/>
          <table:table-cell office:value-type="float" office:value="-3.1467861257560088"/>
          <table:table-cell office:value-type="float" office:value="279380000000"/>
          <table:table-cell table:number-columns-repeated="2"/>
          <table:table-cell office:value-type="float" office:value="-6.9303178461832173"/>
          <table:table-cell table:number-columns-repeated="16375"/>
        </table:table-row>
        <table:table-row>
          <table:table-cell table:number-columns-repeated="3"/>
          <table:table-cell office:value-type="float" office:value="18.79786084177708"/>
          <table:table-cell office:value-type="float" office:value="-3.930909745735061"/>
          <table:table-cell office:value-type="float" office:value="279710000000"/>
          <table:table-cell table:number-columns-repeated="2"/>
          <table:table-cell office:value-type="float" office:value="-7.0329288124921243"/>
          <table:table-cell table:number-columns-repeated="16375"/>
        </table:table-row>
        <table:table-row>
          <table:table-cell table:number-columns-repeated="3"/>
          <table:table-cell office:value-type="float" office:value="18.931303453592871"/>
          <table:table-cell office:value-type="float" office:value="-4.7145011044179821"/>
          <table:table-cell office:value-type="float" office:value="280040000000"/>
          <table:table-cell table:number-columns-repeated="2"/>
          <table:table-cell office:value-type="float" office:value="-7.1575942657704106"/>
          <table:table-cell table:number-columns-repeated="16375"/>
        </table:table-row>
        <table:table-row>
          <table:table-cell table:number-columns-repeated="3"/>
          <table:table-cell office:value-type="float" office:value="19.089776195106829"/>
          <table:table-cell office:value-type="float" office:value="-5.4977660595258602"/>
          <table:table-cell office:value-type="float" office:value="280370000000"/>
          <table:table-cell table:number-columns-repeated="2"/>
          <table:table-cell office:value-type="float" office:value="-7.304047243695619"/>
          <table:table-cell table:number-columns-repeated="16375"/>
        </table:table-row>
        <table:table-row>
          <table:table-cell table:number-columns-repeated="3"/>
          <table:table-cell office:value-type="float" office:value="19.27376838953521"/>
          <table:table-cell office:value-type="float" office:value="-6.2808778075765348"/>
          <table:table-cell office:value-type="float" office:value="280700000000"/>
          <table:table-cell table:number-columns-repeated="2"/>
          <table:table-cell office:value-type="float" office:value="-7.4720615956408407"/>
          <table:table-cell table:number-columns-repeated="16375"/>
        </table:table-row>
        <table:table-row>
          <table:table-cell table:number-columns-repeated="3"/>
          <table:table-cell office:value-type="float" office:value="19.483872707825121"/>
          <table:table-cell office:value-type="float" office:value="-7.063970972590683"/>
          <table:table-cell office:value-type="float" office:value="281030000000"/>
          <table:table-cell table:number-columns-repeated="2"/>
          <table:table-cell office:value-type="float" office:value="-7.6614740521098703"/>
          <table:table-cell table:number-columns-repeated="16375"/>
        </table:table-row>
        <table:table-row>
          <table:table-cell table:number-columns-repeated="3"/>
          <table:table-cell office:value-type="float" office:value="19.72078703280155"/>
          <table:table-cell office:value-type="float" office:value="-7.8471350447277226"/>
          <table:table-cell office:value-type="float" office:value="281360000000"/>
          <table:table-cell table:number-columns-repeated="2"/>
          <table:table-cell office:value-type="float" office:value="-7.872206181078452"/>
          <table:table-cell table:number-columns-repeated="16375"/>
        </table:table-row>
        <table:table-row>
          <table:table-cell table:number-columns-repeated="3"/>
          <table:table-cell office:value-type="float" office:value="19.985316744089172"/>
          <table:table-cell office:value-type="float" office:value="-8.6304070334270193"/>
          <table:table-cell office:value-type="float" office:value="281690000000"/>
          <table:table-cell table:number-columns-repeated="2"/>
          <table:table-cell office:value-type="float" office:value="-8.1042860150638223"/>
          <table:table-cell table:number-columns-repeated="16375"/>
        </table:table-row>
        <table:table-row>
          <table:table-cell table:number-columns-repeated="3"/>
          <table:table-cell office:value-type="float" office:value="20.27837736795194"/>
          <table:table-cell office:value-type="float" office:value="-9.4137631881932489"/>
          <table:table-cell office:value-type="float" office:value="282020000000"/>
          <table:table-cell table:number-columns-repeated="2"/>
          <table:table-cell office:value-type="float" office:value="-8.357869470260189"/>
          <table:table-cell table:number-columns-repeated="16375"/>
        </table:table-row>
        <table:table-row>
          <table:table-cell table:number-columns-repeated="3"/>
          <table:table-cell office:value-type="float" office:value="20.600997523392241"/>
          <table:table-cell office:value-type="float" office:value="-10.19710962666452"/>
          <table:table-cell office:value-type="float" office:value="282350000000"/>
          <table:table-cell table:number-columns-repeated="2"/>
          <table:table-cell office:value-type="float" office:value="-8.6332619952315159"/>
          <table:table-cell table:number-columns-repeated="16375"/>
        </table:table-row>
        <table:table-row>
          <table:table-cell table:number-columns-repeated="3"/>
          <table:table-cell office:value-type="float" office:value="20.954322078927309"/>
          <table:table-cell office:value-type="float" office:value="-10.9802716941493"/>
          <table:table-cell office:value-type="float" office:value="282680000000"/>
          <table:table-cell table:number-columns-repeated="2"/>
          <table:table-cell office:value-type="float" office:value="-8.9309411790901692"/>
          <table:table-cell table:number-columns-repeated="16375"/>
        </table:table-row>
        <table:table-row>
          <table:table-cell table:number-columns-repeated="3"/>
          <table:table-cell office:value-type="float" office:value="21.339615412508181"/>
          <table:table-cell office:value-type="float" office:value="-11.762981861610751"/>
          <table:table-cell office:value-type="float" office:value="283010000000"/>
          <table:table-cell table:number-columns-repeated="2"/>
          <table:table-cell office:value-type="float" office:value="-9.2515813309812849"/>
          <table:table-cell table:number-columns-repeated="16375"/>
        </table:table-row>
        <table:table-row>
          <table:table-cell table:number-columns-repeated="3"/>
          <table:table-cell office:value-type="float" office:value="21.758264638972381"/>
          <table:table-cell office:value-type="float" office:value="-12.54486595040817"/>
          <table:table-cell office:value-type="float" office:value="283340000000"/>
          <table:table-cell table:number-columns-repeated="2"/>
          <table:table-cell office:value-type="float" office:value="-9.5960813405094907"/>
          <table:table-cell table:number-columns-repeated="16375"/>
        </table:table-row>
        <table:table-row>
          <table:table-cell table:number-columns-repeated="3"/>
          <table:table-cell office:value-type="float" office:value="22.211782633946608"/>
          <table:table-cell office:value-type="float" office:value="-13.32542745249215"/>
          <table:table-cell office:value-type="float" office:value="283670000000"/>
          <table:table-cell table:number-columns-repeated="2"/>
          <table:table-cell office:value-type="float" office:value="-9.9655974814076469"/>
          <table:table-cell table:number-columns-repeated="16375"/>
        </table:table-row>
        <table:table-row table:number-rows-repeated="1048472">
          <table:table-cell table:number-columns-repeated="16375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Moussa Sarr Ndiaye</meta:initial-creator>
    <dc:creator>Moussa Sarr Ndiaye</dc:creator>
    <meta:creation-date>2022-12-04T10:41:09Z</meta:creation-date>
    <dc:date>2022-12-04T10:54:27Z</dc:date>
  </office:meta>
</office:document-meta>
</file>